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e5e2e2" draw:textarea-horizontal-align="justify" draw:textarea-vertical-align="middle" draw:auto-grow-height="fals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="solid" draw:fill-color="#eff494" draw:textarea-horizontal-align="center" draw:textarea-vertical-align="middle"/>
    </style:style>
    <style:style style:name="gr4" style:family="graphic" style:parent-style-name="standard">
      <style:graphic-properties draw:fill="solid" draw:fill-color="#eff494" draw:textarea-horizontal-align="center" draw:textarea-vertical-align="middle"/>
    </style:style>
    <style:style style:name="gr5" style:family="graphic" style:parent-style-name="standard">
      <style:graphic-properties draw:fill="solid" draw:fill-color="#e2b387" draw:textarea-horizontal-align="center" draw:textarea-vertical-align="middle"/>
    </style:style>
    <style:style style:name="gr6" style:family="graphic" style:parent-style-name="standard">
      <style:graphic-properties draw:fill="solid" draw:fill-color="#cdcdfb" draw:textarea-horizontal-align="center" draw:textarea-vertical-align="middle"/>
    </style:style>
    <style:style style:name="gr7" style:family="graphic" style:parent-style-name="objectwithoutfill">
      <style:graphic-properties draw:marker-start="Arrow" draw:marker-start-width="0.3cm" draw:marker-end="Arrow" draw:marker-end-width="0.3cm" draw:fill="none" draw:fill-color="#e2b387" draw:textarea-horizontal-align="center" draw:textarea-vertical-align="middle"/>
    </style:style>
    <style:style style:name="gr8" style:family="graphic" style:parent-style-name="objectwithoutfill">
      <style:graphic-properties draw:marker-end="Arrow" draw:marker-end-width="0.3cm" draw:fill="none" draw:fill-color="#e2b387" draw:textarea-horizontal-align="center" draw:textarea-vertical-align="middle"/>
    </style:style>
    <style:style style:name="gr9" style:family="graphic" style:parent-style-name="standard">
      <style:graphic-properties draw:fill="solid" draw:fill-color="#e2a9a9" draw:textarea-horizontal-align="center" draw:textarea-vertical-align="middle"/>
    </style:style>
    <style:style style:name="gr10" style:family="graphic" style:parent-style-name="standard">
      <style:graphic-properties draw:fill="solid" draw:fill-color="#a9e2a9" draw:textarea-horizontal-align="center" draw:textarea-vertical-align="middle"/>
    </style:style>
    <style:style style:name="gr11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2" style:family="graphic" style:parent-style-name="standard">
      <style:graphic-properties draw:textarea-horizontal-align="center" draw:textarea-vertical-align="middle"/>
    </style:style>
    <style:style style:name="gr13" style:family="graphic" style:parent-style-name="objectwithoutfill">
      <style:graphic-properties draw:marker-start="Arrow" draw:marker-start-width="0.3cm" draw:marker-end="Arrow" draw:marker-end-width="0.3cm" draw:fill="none" draw:textarea-horizontal-align="center" draw:textarea-vertical-align="middle"/>
    </style:style>
    <style:style style:name="gr14" style:family="graphic" style:parent-style-name="standard">
      <style:graphic-properties draw:fill="solid" draw:fill-color="#a9a9e2" draw:textarea-horizontal-align="center" draw:textarea-vertical-align="middle"/>
    </style:style>
    <style:style style:name="gr15" style:family="graphic" style:parent-style-name="standard">
      <style:graphic-properties draw:fill="solid" draw:fill-color="#a9e2a9" draw:textarea-horizontal-align="center" draw:textarea-vertical-align="middle"/>
    </style:style>
    <style:style style:name="gr16" style:family="graphic" style:parent-style-name="objectwithoutfill">
      <style:graphic-properties draw:marker-end="Arrow" draw:marker-end-width="0.3cm" draw:fill="none" draw:fill-color="#a9e2a9" draw:textarea-horizontal-align="center" draw:textarea-vertical-align="middle"/>
    </style:style>
    <style:style style:name="gr17" style:family="graphic" style:parent-style-name="standard">
      <style:graphic-properties draw:fill="solid" draw:fill-color="#e5e2e2" draw:textarea-horizontal-align="center" draw:textarea-vertical-align="middle"/>
    </style:style>
    <style:style style:name="gr18" style:family="graphic" style:parent-style-name="standard">
      <style:graphic-properties draw:fill="solid" draw:fill-color="#cccccc" draw:textarea-horizontal-align="center" draw:textarea-vertical-align="middle"/>
    </style:style>
    <style:style style:name="gr19" style:family="graphic" style:parent-style-name="objectwithoutfill">
      <style:graphic-properties draw:marker-end="Arrow" draw:marker-end-width="0.3cm" draw:fill="none" draw:fill-color="#e2a9a9" draw:textarea-horizontal-align="center" draw:textarea-vertical-align="middle"/>
    </style:style>
    <style:style style:name="gr20" style:family="graphic" style:parent-style-name="standard">
      <style:graphic-properties draw:fill="solid" draw:fill-color="#e2a9a9" draw:textarea-horizontal-align="center" draw:textarea-vertical-align="middle"/>
    </style:style>
    <style:style style:name="gr21" style:family="graphic" style:parent-style-name="standard">
      <style:graphic-properties draw:fill="solid" draw:fill-color="#e5e2e2" draw:textarea-horizontal-align="center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479cm"/>
    </style:style>
    <style:style style:name="gr23" style:family="graphic" style:parent-style-name="standard">
      <style:graphic-properties draw:fill="solid" draw:fill-color="#87e2e0" draw:textarea-horizontal-align="center" draw:textarea-vertical-align="middle"/>
    </style:style>
    <style:style style:name="gr24" style:family="graphic" style:parent-style-name="objectwithoutfill">
      <style:graphic-properties draw:marker-start="Arrow" draw:marker-start-width="0.3cm" draw:marker-end="Arrow" draw:marker-end-width="0.3cm" draw:fill="none" draw:fill-color="#e2a9a9" draw:textarea-horizontal-align="center" draw:textarea-vertical-align="middle"/>
    </style:style>
    <style:style style:name="gr25" style:family="graphic" style:parent-style-name="standard">
      <style:graphic-properties draw:fill="solid" draw:fill-color="#a9a9e2" draw:textarea-horizontal-align="center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3.347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957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2.391cm"/>
    </style:style>
    <style:style style:name="gr29" style:family="graphic" style:parent-style-name="standard">
      <style:graphic-properties draw:marker-start="Arrow" draw:marker-start-width="0.3cm" draw:marker-end="Arrow" draw:marker-end-width="0.3cm" draw:fill="solid" draw:fill-color="#eff494" draw:textarea-horizontal-align="center" draw:textarea-vertical-align="middle"/>
    </style:style>
    <style:style style:name="pr1" style:family="presentation" style:parent-style-name="BlankPresentation-notes">
      <style:graphic-properties draw:fill-color="#ffffff" draw:auto-grow-height="true" fo:min-height="12.572cm"/>
    </style:style>
    <style:style style:name="pr2" style:family="presentation" style:parent-style-name="BlankPresentation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paragraph-properties fo:text-align="center"/>
      <style:text-properties fo:font-size="12pt"/>
    </style:style>
    <style:style style:name="P4" style:family="paragraph">
      <style:text-properties fo:font-size="12pt"/>
    </style:style>
    <style:style style:name="T1" style:family="text">
      <style:text-properties fo:font-size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Presentation" presentation:presentation-page-layout-name="AL1T0">
        <draw:custom-shape draw:style-name="gr1" draw:text-style-name="P1" draw:layer="layout" svg:width="3.81cm" svg:height="2.54cm" svg:x="22.225cm" svg:y="12.065cm">
          <office:event-listeners>
            <presentation:event-listener script:event-name="dom:click" presentation:action="show" xlink:href="#page9" xlink:type="simple" xlink:show="embed" xlink:actuate="onRequest"/>
          </office:event-listeners>
          <text:p text:style-name="P1">MSSQL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3.81cm" svg:height="2.54cm" svg:x="22.225cm" svg:y="1.905cm">
          <office:event-listeners>
            <presentation:event-listener script:event-name="dom:click" presentation:action="show" xlink:href="#page2" xlink:type="simple" xlink:show="embed" xlink:actuate="onRequest"/>
          </office:event-listeners>
          <text:p text:style-name="P1">Web</text:p>
          <text:p text:style-name="P1">Server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3.81cm" svg:height="2.54cm" svg:x="22.225cm" svg:y="6.985cm">
          <text:p text:style-name="P1">FTP</text:p>
          <text:p text:style-name="P1">Server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3.81cm" svg:height="2.54cm" svg:x="22.225cm" svg:y="17.145cm">
          <text:p text:style-name="P1">MYSQL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3.81cm" svg:height="2.54cm" svg:x="1.905cm" svg:y="2.54cm">
          <text:p text:style-name="P1">Axium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3.81cm" svg:height="2.54cm" svg:x="1.905cm" svg:y="8.89cm">
          <text:p text:style-name="P1">Emdeon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3.81cm" svg:height="2.54cm" svg:x="1.905cm" svg:y="14.605cm">
          <text:p text:style-name="P1">NYSDOH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2.54cm" svg:height="2.54cm" svg:x="12.065cm" svg:y="8.255cm">
          <text:p text:style-name="P1">Us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lankPresentation">
        <draw:rect draw:style-name="gr3" draw:text-style-name="P1" xml:id="id2" draw:id="id2" draw:layer="layout" svg:width="3.81cm" svg:height="1.27cm" svg:x="5.08cm" svg:y="1.905cm">
          <text:p text:style-name="P1">junior/home</text:p>
        </draw:rect>
        <draw:rect draw:style-name="gr3" draw:text-style-name="P1" xml:id="id3" draw:id="id3" draw:layer="layout" svg:width="5.715cm" svg:height="1.27cm" svg:x="13.335cm" svg:y="1.27cm">
          <text:p text:style-name="P1">junior/load277</text:p>
        </draw:rect>
        <draw:rect draw:style-name="gr3" draw:text-style-name="P1" xml:id="id4" draw:id="id4" draw:layer="layout" svg:width="5.715cm" svg:height="1.27cm" svg:x="13.335cm" svg:y="3.175cm">
          <text:p text:style-name="P1">junior/todo</text:p>
        </draw:rect>
        <draw:rect draw:style-name="gr3" draw:text-style-name="P1" xml:id="id5" draw:id="id5" draw:layer="layout" svg:width="5.715cm" svg:height="1.27cm" svg:x="13.335cm" svg:y="5.08cm">
          <text:p text:style-name="P1">junior/billMedicaid</text:p>
        </draw:rect>
        <draw:rect draw:style-name="gr3" draw:text-style-name="P1" xml:id="id7" draw:id="id7" draw:layer="layout" svg:width="5.715cm" svg:height="1.269cm" svg:x="13.335cm" svg:y="8.89cm">
          <text:p text:style-name="P1">junior/dbtables</text:p>
        </draw:rect>
        <draw:connector draw:style-name="gr4" draw:text-style-name="P1" draw:layer="layout" svg:x1="2.54cm" svg:y1="2.54cm" svg:x2="5.08cm" svg:y2="2.54cm" draw:start-shape="id1" draw:end-shape="id2" svg:d="M2540 2540h2540">
          <text:p/>
        </draw:connector>
        <draw:circle draw:style-name="gr5" draw:text-style-name="P1" xml:id="id1" draw:id="id1" draw:layer="layout" svg:width="1.27cm" svg:height="1.27cm" svg:x="1.27cm" svg:y="1.905cm">
          <text:p/>
        </draw:circle>
        <draw:rect draw:style-name="gr3" draw:text-style-name="P1" xml:id="id6" draw:id="id6" draw:layer="layout" svg:width="5.715cm" svg:height="1.269cm" svg:x="13.335cm" svg:y="6.986cm">
          <office:event-listeners>
            <presentation:event-listener script:event-name="dom:click" presentation:action="show" xlink:href="#page3" xlink:type="simple" xlink:show="embed" xlink:actuate="onRequest"/>
          </office:event-listeners>
          <text:p text:style-name="P1">junior/loadClaims</text:p>
        </draw:rect>
        <draw:connector draw:style-name="gr5" draw:text-style-name="P1" draw:layer="layout" svg:x1="8.89cm" svg:y1="2.54cm" svg:x2="13.335cm" svg:y2="1.905cm" draw:start-shape="id2" draw:start-glue-point="1" draw:end-shape="id3" draw:end-glue-point="3" svg:d="M8890 2540h2223v-635h2222">
          <text:p/>
        </draw:connector>
        <draw:connector draw:style-name="gr5" draw:text-style-name="P1" draw:layer="layout" svg:x1="8.89cm" svg:y1="2.54cm" svg:x2="13.335cm" svg:y2="3.81cm" draw:start-shape="id2" draw:start-glue-point="1" draw:end-shape="id4" draw:end-glue-point="3" svg:d="M8890 2540h2223v1270h2222">
          <text:p/>
        </draw:connector>
        <draw:connector draw:style-name="gr5" draw:text-style-name="P1" draw:layer="layout" svg:x1="8.89cm" svg:y1="2.54cm" svg:x2="13.335cm" svg:y2="5.715cm" draw:start-shape="id2" draw:start-glue-point="1" draw:end-shape="id5" draw:end-glue-point="3" svg:d="M8890 2540h2223v3175h2222">
          <text:p/>
        </draw:connector>
        <draw:connector draw:style-name="gr5" draw:text-style-name="P1" draw:layer="layout" svg:x1="8.89cm" svg:y1="2.54cm" svg:x2="13.335cm" svg:y2="7.62cm" draw:start-shape="id2" draw:start-glue-point="1" draw:end-shape="id6" draw:end-glue-point="3" svg:d="M8890 2540h2223v5080h2222">
          <text:p/>
        </draw:connector>
        <draw:connector draw:style-name="gr5" draw:text-style-name="P1" draw:layer="layout" svg:x1="8.89cm" svg:y1="2.54cm" svg:x2="13.335cm" svg:y2="9.524cm" draw:start-shape="id2" draw:start-glue-point="1" draw:end-shape="id7" draw:end-glue-point="3" svg:d="M8890 2540h2223v6984h2222">
          <text:p/>
        </draw:connector>
        <draw:rect draw:style-name="gr6" draw:text-style-name="P1" xml:id="id8" draw:id="id8" draw:layer="layout" svg:width="3.81cm" svg:height="1.27cm" svg:x="1.905cm" svg:y="8.89cm">
          <text:p text:style-name="P1">junior</text:p>
        </draw:rect>
        <draw:connector draw:style-name="gr7" draw:text-style-name="P1" draw:layer="layout" draw:type="line" svg:x1="13.335cm" svg:y1="5.715cm" svg:x2="5.715cm" svg:y2="9.525cm" draw:start-shape="id5" draw:start-glue-point="3" draw:end-shape="id8" draw:end-glue-point="1" svg:d="M13335 5715l-7620 3810">
          <text:p/>
        </draw:connector>
        <draw:rect draw:style-name="gr3" draw:text-style-name="P1" xml:id="id9" draw:id="id9" draw:layer="layout" svg:width="5.715cm" svg:height="1.269cm" svg:x="1.27cm" svg:y="12.701cm">
          <text:p text:style-name="P1">junior/folderView</text:p>
        </draw:rect>
        <draw:connector draw:style-name="gr8" draw:text-style-name="P1" draw:layer="layout" draw:type="line" svg:x1="4.127cm" svg:y1="12.701cm" svg:x2="3.81cm" svg:y2="10.16cm" draw:start-shape="id9" draw:start-glue-point="0" draw:end-shape="id8" svg:d="M4127 12701l-317-2541">
          <text:p/>
        </draw:connector>
        <draw:rect draw:style-name="gr6" draw:text-style-name="P1" xml:id="id10" draw:id="id10" draw:layer="layout" svg:width="4.445cm" svg:height="1.27cm" svg:x="15.24cm" svg:y="12.7cm">
          <text:p text:style-name="P1">slides/worker</text:p>
        </draw:rect>
        <draw:connector draw:style-name="gr7" draw:text-style-name="P1" draw:layer="layout" draw:type="line" svg:x1="6.985cm" svg:y1="13.335cm" svg:x2="15.24cm" svg:y2="13.335cm" draw:start-shape="id9" draw:start-glue-point="1" draw:end-shape="id10" draw:end-glue-point="3" svg:d="M6985 13335h8255">
          <text:p/>
        </draw:connector>
        <draw:rect draw:style-name="gr9" draw:text-style-name="P1" xml:id="id11" draw:id="id11" draw:layer="layout" svg:width="4.445cm" svg:height="1.27cm" svg:x="19.685cm" svg:y="15.24cm">
          <text:p text:style-name="P1">convertEdi()</text:p>
        </draw:rect>
        <draw:connector draw:style-name="gr5" draw:text-style-name="P1" draw:layer="layout" svg:x1="17.462cm" svg:y1="13.97cm" svg:x2="19.685cm" svg:y2="15.875cm" draw:start-shape="id10" draw:start-glue-point="2" draw:end-shape="id11" draw:end-glue-point="3" svg:d="M17462 13970v1905h2223">
          <text:p/>
        </draw:connector>
        <draw:rect draw:style-name="gr10" draw:text-style-name="P1" xml:id="id12" draw:id="id12" draw:layer="layout" svg:width="3.175cm" svg:height="1.269cm" svg:x="8.255cm" svg:y="13.97cm">
          <text:p text:style-name="P1">$fileName</text:p>
        </draw:rect>
        <draw:connector draw:style-name="gr11" draw:text-style-name="P1" draw:layer="layout" svg:x1="4.127cm" svg:y1="13.97cm" svg:x2="8.255cm" svg:y2="14.604cm" draw:start-shape="id9" draw:start-glue-point="2" draw:end-shape="id12" draw:end-glue-point="3" svg:d="M4127 13970v634h4128">
          <text:p/>
        </draw:connector>
        <draw:connector draw:style-name="gr11" draw:text-style-name="P1" draw:layer="layout" svg:x1="11.43cm" svg:y1="14.604cm" svg:x2="19.685cm" svg:y2="15.875cm" draw:start-shape="id12" draw:start-glue-point="1" draw:end-shape="id11" draw:end-glue-point="3" svg:d="M11430 14604h4128v1271h4127">
          <text:p/>
        </draw:connector>
        <draw:rect draw:style-name="gr10" draw:text-style-name="P1" xml:id="id13" draw:id="id13" draw:layer="layout" svg:width="3.175cm" svg:height="1.269cm" svg:x="15.24cm" svg:y="18.415cm">
          <text:p text:style-name="P1">$ what</text:p>
        </draw:rect>
        <draw:connector draw:style-name="gr11" draw:text-style-name="P1" draw:layer="layout" svg:x1="21.907cm" svg:y1="16.51cm" svg:x2="18.415cm" svg:y2="19.049cm" draw:start-shape="id11" draw:start-glue-point="2" draw:end-shape="id13" draw:end-glue-point="1" svg:d="M21907 16510v2539h-3492">
          <text:p/>
        </draw:connector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lankPresentation">
        <draw:circle draw:style-name="gr5" draw:text-style-name="P1" xml:id="id14" draw:id="id14" draw:layer="layout" svg:width="1.27cm" svg:height="1.27cm" svg:x="1.27cm" svg:y="1.905cm">
          <office:event-listeners>
            <presentation:event-listener script:event-name="dom:click" presentation:action="show" xlink:href="#page2" xlink:type="simple" xlink:show="embed" xlink:actuate="onRequest"/>
          </office:event-listeners>
          <text:p/>
        </draw:circle>
        <draw:rect draw:style-name="gr3" draw:text-style-name="P3" xml:id="id15" draw:id="id15" draw:layer="layout" svg:width="5.715cm" svg:height="1.269cm" svg:x="3.81cm" svg:y="4.445cm">
          <text:p text:style-name="P1"><text:span text:style-name="T1">junior/loadClaims</text:span></text:p>
        </draw:rect>
        <draw:connector draw:style-name="gr12" draw:text-style-name="P1" draw:layer="layout" svg:x1="1.905cm" svg:y1="3.175cm" svg:x2="3.81cm" svg:y2="5.079cm" draw:start-shape="id14" draw:start-glue-point="2" draw:end-shape="id15" draw:end-glue-point="3" svg:d="M1905 3175v1904h1905">
          <text:p/>
        </draw:connector>
        <draw:rect draw:style-name="gr9" draw:text-style-name="P3" xml:id="id18" draw:id="id18" draw:layer="layout" svg:width="5.715cm" svg:height="1.269cm" svg:x="8.255cm" svg:y="7.62cm">
          <text:p text:style-name="P1"><text:span text:style-name="T1">getClaims()</text:span></text:p>
        </draw:rect>
        <draw:rect draw:style-name="gr6" draw:text-style-name="P3" xml:id="id16" draw:id="id16" draw:layer="layout" svg:width="5.715cm" svg:height="1.269cm" svg:x="15.875cm" svg:y="10.16cm">
          <text:p text:style-name="P1"><text:span text:style-name="T1">junior</text:span></text:p>
        </draw:rect>
        <draw:rect draw:style-name="gr9" draw:text-style-name="P3" xml:id="id17" draw:id="id17" draw:layer="layout" svg:width="5.715cm" svg:height="1.269cm" svg:x="20.955cm" svg:y="13.335cm">
          <text:p text:style-name="P1"><text:span text:style-name="T1">getNewClaims()</text:span></text:p>
        </draw:rect>
        <draw:connector draw:style-name="gr12" draw:text-style-name="P1" draw:layer="layout" svg:x1="18.732cm" svg:y1="11.429cm" svg:x2="20.955cm" svg:y2="13.969cm" draw:start-shape="id16" draw:start-glue-point="2" draw:end-shape="id17" draw:end-glue-point="3" svg:d="M18732 11429v2540h2223">
          <text:p/>
        </draw:connector>
        <draw:connector draw:style-name="gr13" draw:text-style-name="P1" draw:layer="layout" draw:type="line" svg:x1="11.112cm" svg:y1="8.889cm" svg:x2="18.732cm" svg:y2="10.16cm" draw:start-shape="id18" draw:start-glue-point="2" draw:end-shape="id16" draw:end-glue-point="0" svg:d="M11112 8889l7620 1271">
          <text:p/>
        </draw:connector>
        <draw:connector draw:style-name="gr12" draw:text-style-name="P1" draw:layer="layout" svg:x1="6.667cm" svg:y1="5.714cm" svg:x2="8.255cm" svg:y2="8.254cm" draw:start-shape="id15" draw:start-glue-point="2" draw:end-shape="id18" draw:end-glue-point="3" svg:d="M6667 5714v2540h1588">
          <text:p/>
        </draw:connector>
        <draw:rect draw:style-name="gr3" draw:text-style-name="P3" xml:id="id19" draw:id="id19" draw:layer="layout" svg:width="3.81cm" svg:height="1.269cm" svg:x="19.05cm" svg:y="3.176cm">
          <text:p text:style-name="P1"><text:span text:style-name="T1">.claimFile</text:span></text:p>
        </draw:rect>
        <draw:connector draw:style-name="gr12" draw:text-style-name="P1" draw:layer="layout" svg:x1="9.525cm" svg:y1="5.079cm" svg:x2="19.05cm" svg:y2="3.81cm" draw:start-shape="id15" draw:start-glue-point="1" draw:end-shape="id19" draw:end-glue-point="3" svg:d="M9525 5079h4763v-1269h4762">
          <text:p/>
        </draw:connector>
        <draw:connector draw:style-name="gr13" draw:text-style-name="P1" draw:layer="layout" draw:type="line" svg:x1="20.955cm" svg:y1="4.445cm" svg:x2="18.732cm" svg:y2="10.16cm" draw:start-shape="id19" draw:start-glue-point="2" draw:end-shape="id16" draw:end-glue-point="0" svg:d="M20955 4445l-2223 5715">
          <text:p/>
        </draw:connector>
        <draw:rect draw:style-name="gr9" draw:text-style-name="P3" xml:id="id20" draw:id="id20" draw:layer="layout" svg:width="5.715cm" svg:height="1.269cm" svg:x="20.955cm" svg:y="17.145cm">
          <text:p text:style-name="P1"><text:span text:style-name="T1">getProcessedClaims()</text:span></text:p>
        </draw:rect>
        <draw:connector draw:style-name="gr12" draw:text-style-name="P1" draw:layer="layout" svg:x1="18.732cm" svg:y1="11.429cm" svg:x2="20.955cm" svg:y2="17.779cm" draw:start-shape="id16" draw:start-glue-point="2" draw:end-shape="id20" draw:end-glue-point="3" svg:d="M18732 11429v6350h2223">
          <text:p/>
        </draw:connector>
        <draw:rect draw:style-name="gr9" draw:text-style-name="P3" xml:id="id21" draw:id="id21" draw:layer="layout" svg:width="5.715cm" svg:height="1.269cm" svg:x="20.955cm" svg:y="19.05cm">
          <text:p text:style-name="P1"><text:span text:style-name="T1">resetClaim()</text:span></text:p>
        </draw:rect>
        <draw:rect draw:style-name="gr9" draw:text-style-name="P3" xml:id="id22" draw:id="id22" draw:layer="layout" svg:width="5.715cm" svg:height="1.269cm" svg:x="20.955cm" svg:y="15.241cm">
          <text:p text:style-name="P1"><text:span text:style-name="T1">processClaim()</text:span></text:p>
        </draw:rect>
        <draw:connector draw:style-name="gr12" draw:text-style-name="P1" draw:layer="layout" svg:x1="18.732cm" svg:y1="11.429cm" svg:x2="20.955cm" svg:y2="19.684cm" draw:start-shape="id16" draw:start-glue-point="2" draw:end-shape="id21" draw:end-glue-point="3" svg:d="M18732 11429v8255h2223">
          <text:p/>
        </draw:connector>
        <draw:connector draw:style-name="gr12" draw:text-style-name="P1" draw:layer="layout" svg:x1="18.732cm" svg:y1="11.429cm" svg:x2="20.955cm" svg:y2="15.875cm" draw:start-shape="id16" draw:start-glue-point="2" draw:end-shape="id22" draw:end-glue-point="3" svg:d="M18732 11429v4446h2223">
          <text:p/>
        </draw:connector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lankPresentation">
        <draw:rect draw:style-name="gr14" draw:text-style-name="P3" xml:id="id23" draw:id="id23" draw:layer="layout" svg:width="3.81cm" svg:height="1.904cm" svg:x="1.905cm" svg:y="1.905cm">
          <text:p text:style-name="P1"><text:span text:style-name="T1">slides/worker</text:span></text:p>
        </draw:rect>
        <draw:rect draw:style-name="gr9" draw:text-style-name="P3" xml:id="id24" draw:id="id24" draw:layer="layout" svg:width="4.445cm" svg:height="1.109cm" svg:x="8.89cm" svg:y="1.431cm">
          <text:p text:style-name="P1"><text:span text:style-name="T1">convertEdi</text:span></text:p>
        </draw:rect>
        <draw:rect draw:style-name="gr9" draw:text-style-name="P3" draw:layer="layout" svg:width="4.445cm" svg:height="1.109cm" svg:x="1.27cm" svg:y="14.131cm">
          <text:p text:style-name="P1"><text:span text:style-name="T1">read277</text:span></text:p>
        </draw:rect>
        <draw:rect draw:style-name="gr9" draw:text-style-name="P3" draw:layer="layout" svg:width="4.445cm" svg:height="1.109cm" svg:x="1.27cm" svg:y="10.321cm">
          <text:p text:style-name="P1"><text:span text:style-name="T1">loadEdi2DB</text:span></text:p>
        </draw:rect>
        <draw:rect draw:style-name="gr9" draw:text-style-name="P3" draw:layer="layout" svg:width="4.445cm" svg:height="1.109cm" svg:x="1.27cm" svg:y="16.036cm">
          <text:p text:style-name="P1"><text:span text:style-name="T1">test</text:span></text:p>
        </draw:rect>
        <draw:rect draw:style-name="gr9" draw:text-style-name="P3" draw:layer="layout" svg:width="4.445cm" svg:height="1.109cm" svg:x="9.525cm" svg:y="18.889cm">
          <text:p text:style-name="P1"><text:span text:style-name="T1">*create837D</text:span></text:p>
        </draw:rect>
        <draw:rect draw:style-name="gr9" draw:text-style-name="P3" draw:layer="layout" svg:width="4.445cm" svg:height="1.109cm" svg:x="1.27cm" svg:y="12.226cm">
          <text:p text:style-name="P1"><text:span text:style-name="T1">getTestFile</text:span></text:p>
        </draw:rect>
        <draw:rect draw:style-name="gr9" draw:text-style-name="P3" draw:layer="layout" svg:width="4.445cm" svg:height="1.109cm" svg:x="9.525cm" svg:y="9.686cm">
          <text:p text:style-name="P1"><text:span text:style-name="T1">*loadProcedure</text:span></text:p>
        </draw:rect>
        <draw:rect draw:style-name="gr9" draw:text-style-name="P3" draw:layer="layout" svg:width="6.985cm" svg:height="1.109cm" svg:x="6.985cm" svg:y="5.715cm">
          <text:p text:style-name="P1"><text:span text:style-name="T1">*removeInvalidCharacters</text:span></text:p>
        </draw:rect>
        <draw:rect draw:style-name="gr9" draw:text-style-name="P3" draw:layer="layout" svg:width="6.35cm" svg:height="1.109cm" svg:x="7.62cm" svg:y="7.459cm">
          <text:p text:style-name="P1"><text:span text:style-name="T1">*loadBillingProvider</text:span></text:p>
        </draw:rect>
        <draw:rect draw:style-name="gr9" draw:text-style-name="P3" draw:layer="layout" svg:width="4.445cm" svg:height="1.109cm" svg:x="9.525cm" svg:y="11.43cm">
          <text:p text:style-name="P1"><text:span text:style-name="T1">*loadClaim</text:span></text:p>
        </draw:rect>
        <draw:rect draw:style-name="gr9" draw:text-style-name="P3" draw:layer="layout" svg:width="4.445cm" svg:height="1.109cm" svg:x="9.525cm" svg:y="13.335cm">
          <text:p text:style-name="P1"><text:span text:style-name="T1">*loadEDI</text:span></text:p>
        </draw:rect>
        <draw:rect draw:style-name="gr9" draw:text-style-name="P3" draw:layer="layout" svg:width="4.445cm" svg:height="1.109cm" svg:x="9.525cm" svg:y="15.24cm">
          <text:p text:style-name="P1"><text:span text:style-name="T1">*toTextX12</text:span></text:p>
        </draw:rect>
        <draw:rect draw:style-name="gr9" draw:text-style-name="P3" draw:layer="layout" svg:width="4.445cm" svg:height="1.109cm" svg:x="9.525cm" svg:y="17.145cm">
          <text:p text:style-name="P1"><text:span text:style-name="T1">*processX12</text:span></text:p>
        </draw:rect>
        <draw:rect draw:style-name="gr9" draw:text-style-name="P3" draw:layer="layout" svg:width="4.445cm" svg:height="1.109cm" svg:x="1.27cm" svg:y="17.941cm">
          <text:p text:style-name="P1"><text:span text:style-name="T1">getBatch</text:span></text:p>
        </draw:rect>
        <draw:connector draw:style-name="gr5" draw:text-style-name="P1" draw:layer="layout" svg:x1="5.715cm" svg:y1="2.857cm" svg:x2="8.89cm" svg:y2="1.985cm" draw:start-shape="id23" draw:start-glue-point="1" draw:end-shape="id24" draw:end-glue-point="3" svg:d="M5715 2857h1588v-872h1587">
          <text:p/>
        </draw:connector>
        <draw:rect draw:style-name="gr10" draw:text-style-name="P3" xml:id="id26" draw:id="id26" draw:layer="layout" svg:width="4.445cm" svg:height="1.109cm" svg:x="22.86cm" svg:y="6.35cm">
          <text:p text:style-name="P1"><text:span text:style-name="T1">EDI837</text:span></text:p>
        </draw:rect>
        <draw:rect draw:style-name="gr10" draw:text-style-name="P3" xml:id="id27" draw:id="id27" draw:layer="layout" svg:width="4.445cm" svg:height="1.109cm" svg:x="22.86cm" svg:y="7.62cm">
          <text:p text:style-name="P1"><text:span text:style-name="T1">EDI837D</text:span></text:p>
        </draw:rect>
        <draw:rect draw:style-name="gr10" draw:text-style-name="P3" xml:id="id28" draw:id="id28" draw:layer="layout" svg:width="4.445cm" svg:height="1.109cm" svg:x="22.86cm" svg:y="8.89cm">
          <text:p text:style-name="P1"><text:span text:style-name="T1">dentalClaim</text:span></text:p>
        </draw:rect>
        <draw:rect draw:style-name="gr10" draw:text-style-name="P3" xml:id="id29" draw:id="id29" draw:layer="layout" svg:width="4.445cm" svg:height="1.109cm" svg:x="22.86cm" svg:y="10.16cm">
          <text:p text:style-name="P1"><text:span text:style-name="T1">billingProvider</text:span></text:p>
        </draw:rect>
        <draw:rect draw:style-name="gr10" draw:text-style-name="P3" xml:id="id30" draw:id="id30" draw:layer="layout" svg:width="4.445cm" svg:height="1.109cm" svg:x="22.86cm" svg:y="11.43cm">
          <text:p text:style-name="P1"><text:span text:style-name="T1">service</text:span></text:p>
        </draw:rect>
        <draw:rect draw:style-name="gr10" draw:text-style-name="P3" xml:id="id31" draw:id="id31" draw:layer="layout" svg:width="4.445cm" svg:height="1.109cm" svg:x="22.86cm" svg:y="12.7cm">
          <text:p text:style-name="P1"><text:span text:style-name="T1">patient</text:span></text:p>
        </draw:rect>
        <draw:rect draw:style-name="gr10" draw:text-style-name="P3" xml:id="id25" draw:id="id25" draw:layer="layout" svg:width="4.445cm" svg:height="1.109cm" svg:x="19.05cm" svg:y="3.81cm">
          <text:p text:style-name="P1"><text:span text:style-name="T1">lib/classes</text:span></text:p>
        </draw:rect>
        <draw:connector draw:style-name="gr15" draw:text-style-name="P1" draw:layer="layout" svg:x1="21.272cm" svg:y1="4.919cm" svg:x2="22.86cm" svg:y2="6.904cm" draw:start-shape="id25" draw:start-glue-point="2" draw:end-shape="id26" draw:end-glue-point="3" svg:d="M21272 4919v1985h1588">
          <text:p/>
        </draw:connector>
        <draw:connector draw:style-name="gr15" draw:text-style-name="P1" draw:layer="layout" svg:x1="21.272cm" svg:y1="4.919cm" svg:x2="22.86cm" svg:y2="8.174cm" draw:start-shape="id25" draw:start-glue-point="2" draw:end-shape="id27" draw:end-glue-point="3" svg:d="M21272 4919v3255h1588">
          <text:p/>
        </draw:connector>
        <draw:connector draw:style-name="gr15" draw:text-style-name="P1" draw:layer="layout" svg:x1="21.272cm" svg:y1="4.919cm" svg:x2="22.86cm" svg:y2="9.444cm" draw:start-shape="id25" draw:start-glue-point="2" draw:end-shape="id28" draw:end-glue-point="3" svg:d="M21272 4919v4525h1588">
          <text:p/>
        </draw:connector>
        <draw:connector draw:style-name="gr15" draw:text-style-name="P1" draw:layer="layout" svg:x1="21.272cm" svg:y1="4.919cm" svg:x2="22.86cm" svg:y2="10.714cm" draw:start-shape="id25" draw:end-shape="id29" draw:end-glue-point="3" svg:d="M21272 4919v5795h1588">
          <text:p/>
        </draw:connector>
        <draw:connector draw:style-name="gr15" draw:text-style-name="P1" draw:layer="layout" svg:x1="21.272cm" svg:y1="4.919cm" svg:x2="22.86cm" svg:y2="11.984cm" draw:start-shape="id25" draw:start-glue-point="2" draw:end-shape="id30" draw:end-glue-point="3" svg:d="M21272 4919v7065h1588">
          <text:p/>
        </draw:connector>
        <draw:connector draw:style-name="gr15" draw:text-style-name="P1" draw:layer="layout" svg:x1="21.272cm" svg:y1="4.919cm" svg:x2="22.86cm" svg:y2="13.254cm" draw:start-shape="id25" draw:start-glue-point="2" draw:end-shape="id31" draw:end-glue-point="3" svg:d="M21272 4919v8335h1588">
          <text:p/>
        </draw:connector>
        <draw:connector draw:style-name="gr16" draw:text-style-name="P1" draw:layer="layout" draw:type="line" svg:x1="19.05cm" svg:y1="4.364cm" svg:x2="13.335cm" svg:y2="1.985cm" draw:start-shape="id25" draw:start-glue-point="3" draw:end-shape="id24" svg:d="M19050 4364l-5715-2379">
          <text:p/>
        </draw:connector>
        <draw:rect draw:style-name="gr10" draw:text-style-name="P3" xml:id="id32" draw:id="id32" draw:layer="layout" svg:width="4.445cm" svg:height="1.109cm" svg:x="19.05cm" svg:y="0.796cm">
          <text:p text:style-name="P1"><text:span text:style-name="T1">$fileName</text:span></text:p>
        </draw:rect>
        <draw:connector draw:style-name="gr11" draw:text-style-name="P1" draw:layer="layout" draw:type="line" svg:x1="19.05cm" svg:y1="1.35cm" svg:x2="13.335cm" svg:y2="1.985cm" draw:start-shape="id32" draw:start-glue-point="3" draw:end-shape="id24" draw:end-glue-point="1" svg:d="M19050 1350l-5715 635">
          <text:p/>
        </draw:connector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lankPresentation" presentation:presentation-page-layout-name="AL1T0">
        <draw:rect draw:style-name="gr17" draw:text-style-name="P3" draw:layer="layout" svg:width="5.08cm" svg:height="5.715cm" svg:x="1.27cm" svg:y="3.275cm">
          <text:p text:style-name="P1"><text:span text:style-name="T1">EDI837</text:span></text:p>
          <text:p text:style-name="P1"><text:span text:style-name="T1">--------</text:span></text:p>
          <text:p text:style-name="P1"><text:span text:style-name="T1">filepath</text:span></text:p>
          <text:p text:style-name="P1"><text:span text:style-name="T1">--------</text:span></text:p>
          <text:p text:style-name="P1"><text:span text:style-name="T1">loadEDI837D()</text:span></text:p>
          <text:p text:style-name="P1"><text:span text:style-name="T1">*loadProvider()</text:span></text:p>
          <text:p text:style-name="P1"><text:span text:style-name="T1">*loadDentalClaim()</text:span></text:p>
          <text:p text:style-name="P1"><text:span text:style-name="T1">*loadService()</text:span></text:p>
          <text:p text:style-name="P1"><text:span text:style-name="T1">*loadPatient()</text:span></text:p>
        </draw:rect>
        <draw:rect draw:style-name="gr17" draw:text-style-name="P3" draw:layer="layout" svg:width="5.08cm" svg:height="4.445cm" svg:x="7.62cm" svg:y="3.175cm">
          <text:p text:style-name="P1"><text:span text:style-name="T1">EDI837D</text:span></text:p>
          <text:p text:style-name="P1"><text:span text:style-name="T1">--------</text:span></text:p>
          <text:p text:style-name="P1"><text:span text:style-name="T1">--------</text:span></text:p>
          <text:p text:style-name="P1"><text:span text:style-name="T1"/></text:p>
        </draw:rect>
        <draw:rect draw:style-name="gr17" draw:text-style-name="P3" draw:layer="layout" svg:width="4.445cm" svg:height="4.445cm" svg:x="14.605cm" svg:y="3.175cm">
          <text:p text:style-name="P1"><text:span text:style-name="T1">billingProvider</text:span></text:p>
          <text:p text:style-name="P1"><text:span text:style-name="T1">--------</text:span></text:p>
          <text:p text:style-name="P1"><text:span text:style-name="T1">--------</text:span></text:p>
          <text:p text:style-name="P1"><text:span text:style-name="T1"/></text:p>
        </draw:rect>
        <draw:rect draw:style-name="gr17" draw:text-style-name="P3" draw:layer="layout" svg:width="4.445cm" svg:height="4.445cm" svg:x="20.32cm" svg:y="3.175cm">
          <text:p text:style-name="P1"><text:span text:style-name="T1">dentalClaim</text:span></text:p>
          <text:p text:style-name="P1"><text:span text:style-name="T1">--------</text:span></text:p>
          <text:p text:style-name="P1"><text:span text:style-name="T1">--------</text:span></text:p>
          <text:p text:style-name="P1"><text:span text:style-name="T1"/></text:p>
        </draw:rect>
        <draw:rect draw:style-name="gr17" draw:text-style-name="P3" draw:layer="layout" svg:width="4.445cm" svg:height="4.445cm" svg:x="15.24cm" svg:y="12.065cm">
          <text:p text:style-name="P1"><text:span text:style-name="T1">patient</text:span></text:p>
          <text:p text:style-name="P1"><text:span text:style-name="T1">--------</text:span></text:p>
          <text:p text:style-name="P1"><text:span text:style-name="T1">--------</text:span></text:p>
          <text:p text:style-name="P1"><text:span text:style-name="T1"/></text:p>
        </draw:rect>
        <draw:rect draw:style-name="gr17" draw:text-style-name="P3" draw:layer="layout" svg:width="4.445cm" svg:height="4.445cm" svg:x="5.715cm" svg:y="12.065cm">
          <text:p text:style-name="P1"><text:span text:style-name="T1">service</text:span></text:p>
          <text:p text:style-name="P1"><text:span text:style-name="T1">--------</text:span></text:p>
          <text:p text:style-name="P1"><text:span text:style-name="T1">--------</text:span></text:p>
          <text:p text:style-name="P1"><text:span text:style-name="T1"/></text:p>
        </draw:rect>
        <draw:rect draw:style-name="gr18" draw:text-style-name="P3" draw:layer="layout" svg:width="4.445cm" svg:height="1.27cm" svg:x="0.635cm" svg:y="0.635cm">
          <text:p text:style-name="P1"><text:span text:style-name="T1">lib/classes</text:span></text:p>
        </draw:rect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lankPresentation" presentation:presentation-page-layout-name="AL1T0">
        <draw:connector draw:style-name="gr19" draw:text-style-name="P1" draw:layer="layout" draw:type="line" svg:x1="10.795cm" svg:y1="12.435cm" svg:x2="11.43cm" svg:y2="15.401cm" draw:start-shape="id33" draw:start-glue-point="2" draw:end-shape="id34" draw:end-glue-point="0" svg:d="M10795 12435l635 2966">
          <text:p/>
        </draw:connector>
        <draw:rect draw:style-name="gr18" draw:text-style-name="P3" xml:id="id37" draw:id="id37" draw:layer="layout" svg:width="4.445cm" svg:height="1.109cm" svg:x="0.635cm" svg:y="0.796cm">
          <text:p text:style-name="P1"><text:span text:style-name="T1">EDI837</text:span></text:p>
        </draw:rect>
        <draw:rect draw:style-name="gr9" draw:text-style-name="P3" xml:id="id39" draw:id="id39" draw:layer="layout" svg:width="5.715cm" svg:height="1.109cm" svg:x="6.985cm" svg:y="3.336cm">
          <text:p text:style-name="P1"><text:span text:style-name="T1">loadEDI837D($file)</text:span></text:p>
        </draw:rect>
        <draw:rect draw:style-name="gr10" draw:text-style-name="P3" xml:id="id40" draw:id="id40" draw:layer="layout" svg:width="2.54cm" svg:height="1.109cm" svg:x="16.51cm" svg:y="1.27cm">
          <text:p text:style-name="P1"><text:span text:style-name="T1">@m</text:span></text:p>
        </draw:rect>
        <draw:rect draw:style-name="gr10" draw:text-style-name="P3" xml:id="id41" draw:id="id41" draw:layer="layout" svg:width="2.54cm" svg:height="1.109cm" svg:x="16.51cm" svg:y="3.014cm">
          <text:p text:style-name="P1"><text:span text:style-name="T1">$x12</text:span></text:p>
        </draw:rect>
        <draw:rect draw:style-name="gr10" draw:text-style-name="P3" xml:id="id42" draw:id="id42" draw:layer="layout" svg:width="3.175cm" svg:height="1.109cm" svg:x="16.51cm" svg:y="4.445cm">
          <text:p text:style-name="P1"><text:span text:style-name="T1">$segments</text:span></text:p>
        </draw:rect>
        <draw:rect draw:style-name="gr10" draw:text-style-name="P3" xml:id="id36" draw:id="id36" draw:layer="layout" svg:width="3.175cm" svg:height="1.109cm" svg:x="16.51cm" svg:y="6.189cm">
          <text:p text:style-name="P1"><text:span text:style-name="T1">$ediObj</text:span></text:p>
        </draw:rect>
        <draw:rect draw:style-name="gr18" draw:text-style-name="P3" xml:id="id35" draw:id="id35" draw:layer="layout" svg:width="4.445cm" svg:height="1.109cm" svg:x="22.225cm" svg:y="6.35cm">
          <text:p text:style-name="P1"><text:span text:style-name="T1">EDI837D</text:span></text:p>
        </draw:rect>
        <draw:connector draw:style-name="gr19" draw:text-style-name="P1" draw:layer="layout" draw:type="line" svg:x1="22.225cm" svg:y1="6.904cm" svg:x2="19.685cm" svg:y2="6.743cm" draw:start-shape="id35" draw:end-shape="id36" svg:d="M22225 6904l-2540-161">
          <text:p/>
        </draw:connector>
        <draw:rect draw:style-name="gr10" draw:text-style-name="P3" xml:id="id38" draw:id="id38" draw:layer="layout" svg:width="3.175cm" svg:height="1.109cm" svg:x="7.62cm" svg:y="0.796cm">
          <text:p text:style-name="P1"><text:span text:style-name="T1">$filepath</text:span></text:p>
        </draw:rect>
        <draw:connector draw:style-name="gr20" draw:text-style-name="P1" draw:layer="layout" svg:x1="5.08cm" svg:y1="1.35cm" svg:x2="7.62cm" svg:y2="1.35cm" draw:start-shape="id37" draw:start-glue-point="1" draw:end-shape="id38" svg:d="M5080 1350h2540">
          <text:p/>
        </draw:connector>
        <draw:connector draw:style-name="gr20" draw:text-style-name="P1" draw:layer="layout" svg:x1="5.08cm" svg:y1="1.35cm" svg:x2="6.985cm" svg:y2="3.89cm" draw:start-shape="id37" draw:start-glue-point="1" draw:end-shape="id39" draw:end-glue-point="3" svg:d="M5080 1350h953v2540h952">
          <text:p/>
        </draw:connector>
        <draw:connector draw:style-name="gr20" draw:text-style-name="P1" draw:layer="layout" svg:x1="12.7cm" svg:y1="3.89cm" svg:x2="16.51cm" svg:y2="1.824cm" draw:start-shape="id39" draw:start-glue-point="1" draw:end-shape="id40" draw:end-glue-point="3" svg:d="M12700 3890h1905v-2066h1905">
          <text:p/>
        </draw:connector>
        <draw:connector draw:style-name="gr20" draw:text-style-name="P1" draw:layer="layout" svg:x1="12.7cm" svg:y1="3.89cm" svg:x2="16.51cm" svg:y2="3.568cm" draw:start-shape="id39" draw:start-glue-point="1" draw:end-shape="id41" draw:end-glue-point="3" svg:d="M12700 3890h1905v-322h1905">
          <text:p/>
        </draw:connector>
        <draw:connector draw:style-name="gr20" draw:text-style-name="P1" draw:layer="layout" svg:x1="12.7cm" svg:y1="3.89cm" svg:x2="16.51cm" svg:y2="4.999cm" draw:start-shape="id39" draw:start-glue-point="1" draw:end-shape="id42" draw:end-glue-point="3" svg:d="M12700 3890h1905v1109h1905">
          <text:p/>
        </draw:connector>
        <draw:connector draw:style-name="gr20" draw:text-style-name="P1" draw:layer="layout" svg:x1="12.7cm" svg:y1="3.89cm" svg:x2="16.51cm" svg:y2="6.743cm" draw:start-shape="id39" draw:start-glue-point="1" draw:end-shape="id36" draw:end-glue-point="3" svg:d="M12700 3890h1905v2853h1905">
          <text:p/>
        </draw:connector>
        <draw:rect draw:style-name="gr10" draw:text-style-name="P3" xml:id="id43" draw:id="id43" draw:layer="layout" svg:width="3.175cm" svg:height="1.109cm" svg:x="16.51cm" svg:y="7.781cm">
          <text:p text:style-name="P1"><text:span text:style-name="T1">$seg</text:span></text:p>
        </draw:rect>
        <draw:connector draw:style-name="gr20" draw:text-style-name="P1" draw:layer="layout" svg:x1="12.7cm" svg:y1="3.89cm" svg:x2="16.51cm" svg:y2="8.335cm" draw:start-shape="id39" draw:start-glue-point="1" draw:end-shape="id43" draw:end-glue-point="3" svg:d="M12700 3890h1905v4445h1905">
          <text:p/>
        </draw:connector>
        <draw:rect draw:style-name="gr9" draw:text-style-name="P3" xml:id="id44" draw:id="id44" draw:layer="layout" svg:width="6.35cm" svg:height="1.109cm" svg:x="6.985cm" svg:y="8.89cm">
          <text:p text:style-name="P1"><text:span text:style-name="T1">*loadProvider($segments)</text:span></text:p>
        </draw:rect>
        <draw:connector draw:style-name="gr19" draw:text-style-name="P1" draw:layer="layout" draw:type="line" svg:x1="9.842cm" svg:y1="4.445cm" svg:x2="10.16cm" svg:y2="8.89cm" draw:start-shape="id39" draw:start-glue-point="2" draw:end-shape="id44" svg:d="M9842 4445l318 4445">
          <text:p/>
        </draw:connector>
        <draw:connector draw:style-name="gr20" draw:text-style-name="P1" draw:layer="layout" svg:x1="5.08cm" svg:y1="1.35cm" svg:x2="6.985cm" svg:y2="9.444cm" draw:start-shape="id37" draw:start-glue-point="1" draw:end-shape="id44" draw:end-glue-point="3" svg:d="M5080 1350h953v8094h952">
          <text:p/>
        </draw:connector>
        <draw:rect draw:style-name="gr9" draw:text-style-name="P3" xml:id="id46" draw:id="id46" draw:layer="layout" svg:width="5.715cm" svg:height="1.109cm" svg:x="6.985cm" svg:y="19.05cm">
          <text:p text:style-name="P1"><text:span text:style-name="T1">__Construct()</text:span></text:p>
        </draw:rect>
        <draw:rect draw:style-name="gr9" draw:text-style-name="P3" xml:id="id45" draw:id="id45" draw:layer="layout" svg:width="5.715cm" svg:height="1.109cm" svg:x="6.985cm" svg:y="17.145cm">
          <text:p text:style-name="P1"><text:span text:style-name="T1">test()</text:span></text:p>
        </draw:rect>
        <draw:connector draw:style-name="gr20" draw:text-style-name="P1" draw:layer="layout" svg:x1="5.08cm" svg:y1="1.35cm" svg:x2="6.985cm" svg:y2="17.699cm" draw:start-shape="id37" draw:start-glue-point="1" draw:end-shape="id45" draw:end-glue-point="3" svg:d="M5080 1350h953v16349h952">
          <text:p/>
        </draw:connector>
        <draw:connector draw:style-name="gr20" draw:text-style-name="P1" draw:layer="layout" svg:x1="5.08cm" svg:y1="1.35cm" svg:x2="6.985cm" svg:y2="19.604cm" draw:start-shape="id37" draw:start-glue-point="1" draw:end-shape="id46" draw:end-glue-point="3" svg:d="M5080 1350h953v18254h952">
          <text:p/>
        </draw:connector>
        <draw:rect draw:style-name="gr10" draw:text-style-name="P3" xml:id="id48" draw:id="id48" draw:layer="layout" svg:width="3.175cm" svg:height="1.109cm" svg:x="16.51cm" svg:y="9.686cm">
          <text:p text:style-name="P1"><text:span text:style-name="T1">$provider</text:span></text:p>
        </draw:rect>
        <draw:rect draw:style-name="gr18" draw:text-style-name="P3" xml:id="id47" draw:id="id47" draw:layer="layout" svg:width="4.445cm" svg:height="1.109cm" svg:x="22.225cm" svg:y="10.16cm">
          <text:p text:style-name="P1"><text:span text:style-name="T1">billingProvider</text:span></text:p>
        </draw:rect>
        <draw:connector draw:style-name="gr19" draw:text-style-name="P1" draw:layer="layout" draw:type="line" svg:x1="22.225cm" svg:y1="10.714cm" svg:x2="19.685cm" svg:y2="10.24cm" draw:start-shape="id47" draw:start-glue-point="3" draw:end-shape="id48" draw:end-glue-point="1" svg:d="M22225 10714l-2540-474">
          <text:p/>
        </draw:connector>
        <draw:connector draw:style-name="gr20" draw:text-style-name="P1" draw:layer="layout" svg:x1="13.335cm" svg:y1="9.444cm" svg:x2="16.51cm" svg:y2="10.24cm" draw:start-shape="id44" draw:start-glue-point="1" draw:end-shape="id48" draw:end-glue-point="3" svg:d="M13335 9444h1588v796h1587">
          <text:p/>
        </draw:connector>
        <draw:rect draw:style-name="gr9" draw:text-style-name="P3" xml:id="id33" draw:id="id33" draw:layer="layout" svg:width="7.62cm" svg:height="1.109cm" svg:x="6.985cm" svg:y="11.326cm">
          <text:p text:style-name="P1"><text:span text:style-name="T1">*loadDentalClaim($segments)</text:span></text:p>
        </draw:rect>
        <draw:connector draw:style-name="gr20" draw:text-style-name="P1" draw:layer="layout" svg:x1="5.08cm" svg:y1="1.35cm" svg:x2="6.985cm" svg:y2="11.88cm" draw:start-shape="id37" draw:start-glue-point="1" draw:end-shape="id33" draw:end-glue-point="3" svg:d="M5080 1350h953v10530h952">
          <text:p/>
        </draw:connector>
        <draw:connector draw:style-name="gr19" draw:text-style-name="P1" draw:layer="layout" draw:type="line" svg:x1="10.16cm" svg:y1="9.999cm" svg:x2="10.795cm" svg:y2="11.326cm" draw:start-shape="id44" draw:start-glue-point="2" draw:end-shape="id33" svg:d="M10160 9999l635 1327">
          <text:p/>
        </draw:connector>
        <draw:rect draw:style-name="gr10" draw:text-style-name="P3" xml:id="id50" draw:id="id50" draw:layer="layout" svg:width="3.175cm" svg:height="1.109cm" svg:x="16.51cm" svg:y="11.752cm">
          <text:p text:style-name="P1"><text:span text:style-name="T1">$claim</text:span></text:p>
        </draw:rect>
        <draw:rect draw:style-name="gr18" draw:text-style-name="P3" xml:id="id49" draw:id="id49" draw:layer="layout" svg:width="4.445cm" svg:height="1.109cm" svg:x="22.225cm" svg:y="12.226cm">
          <text:p text:style-name="P1"><text:span text:style-name="T1">dentalClaim</text:span></text:p>
        </draw:rect>
        <draw:connector draw:style-name="gr19" draw:text-style-name="P1" draw:layer="layout" draw:type="line" svg:x1="22.225cm" svg:y1="12.78cm" svg:x2="19.685cm" svg:y2="12.306cm" draw:start-shape="id49" draw:start-glue-point="3" draw:end-shape="id50" draw:end-glue-point="1" svg:d="M22225 12780l-2540-474">
          <text:p/>
        </draw:connector>
        <draw:connector draw:style-name="gr20" draw:text-style-name="P1" draw:layer="layout" svg:x1="14.605cm" svg:y1="11.88cm" svg:x2="16.51cm" svg:y2="12.306cm" draw:start-shape="id33" draw:start-glue-point="1" draw:end-shape="id50" draw:end-glue-point="3" svg:d="M14605 11880h953v426h952">
          <text:p/>
        </draw:connector>
        <draw:rect draw:style-name="gr9" draw:text-style-name="P3" xml:id="id53" draw:id="id53" draw:layer="layout" svg:width="7.62cm" svg:height="1.109cm" svg:x="6.985cm" svg:y="13.496cm">
          <text:p text:style-name="P1"><text:span text:style-name="T1">*loadService($segments)</text:span></text:p>
        </draw:rect>
        <draw:rect draw:style-name="gr10" draw:text-style-name="P3" xml:id="id52" draw:id="id52" draw:layer="layout" svg:width="3.175cm" svg:height="1.109cm" svg:x="16.51cm" svg:y="13.657cm">
          <text:p text:style-name="P1"><text:span text:style-name="T1">$service</text:span></text:p>
        </draw:rect>
        <draw:rect draw:style-name="gr18" draw:text-style-name="P3" xml:id="id51" draw:id="id51" draw:layer="layout" svg:width="4.445cm" svg:height="1.109cm" svg:x="22.225cm" svg:y="14.131cm">
          <text:p text:style-name="P1"><text:span text:style-name="T1">service</text:span></text:p>
        </draw:rect>
        <draw:connector draw:style-name="gr19" draw:text-style-name="P1" draw:layer="layout" draw:type="line" svg:x1="22.225cm" svg:y1="14.685cm" svg:x2="19.685cm" svg:y2="14.211cm" draw:start-shape="id51" draw:start-glue-point="3" draw:end-shape="id52" draw:end-glue-point="1" svg:d="M22225 14685l-2540-474">
          <text:p/>
        </draw:connector>
        <draw:connector draw:style-name="gr20" draw:text-style-name="P1" draw:layer="layout" svg:x1="14.605cm" svg:y1="14.05cm" svg:x2="16.51cm" svg:y2="14.211cm" draw:start-shape="id53" draw:start-glue-point="1" draw:end-shape="id52" draw:end-glue-point="3" svg:d="M14605 14050h953v161h952">
          <text:p/>
        </draw:connector>
        <draw:connector draw:style-name="gr20" draw:text-style-name="P1" draw:layer="layout" svg:x1="5.08cm" svg:y1="1.35cm" svg:x2="6.985cm" svg:y2="14.05cm" draw:start-shape="id37" draw:start-glue-point="1" draw:end-shape="id53" draw:end-glue-point="3" svg:d="M5080 1350h953v12700h952">
          <text:p/>
        </draw:connector>
        <draw:connector draw:style-name="gr19" draw:text-style-name="P1" draw:layer="layout" draw:type="line" svg:x1="10.795cm" svg:y1="12.435cm" svg:x2="10.795cm" svg:y2="13.496cm" draw:start-shape="id33" draw:start-glue-point="2" draw:end-shape="id53" svg:d="M10795 12435v1061">
          <text:p/>
        </draw:connector>
        <draw:rect draw:style-name="gr9" draw:text-style-name="P3" xml:id="id34" draw:id="id34" draw:layer="layout" svg:width="7.62cm" svg:height="1.109cm" svg:x="7.62cm" svg:y="15.401cm">
          <text:p text:style-name="P1"><text:span text:style-name="T1">*loadPatient($segments)</text:span></text:p>
        </draw:rect>
        <draw:rect draw:style-name="gr10" draw:text-style-name="P3" xml:id="id55" draw:id="id55" draw:layer="layout" svg:width="3.175cm" svg:height="1.109cm" svg:x="16.51cm" svg:y="15.562cm">
          <text:p text:style-name="P1"><text:span text:style-name="T1">$patient</text:span></text:p>
        </draw:rect>
        <draw:rect draw:style-name="gr18" draw:text-style-name="P3" xml:id="id54" draw:id="id54" draw:layer="layout" svg:width="4.445cm" svg:height="1.109cm" svg:x="22.225cm" svg:y="16.036cm">
          <text:p text:style-name="P1"><text:span text:style-name="T1">patient</text:span></text:p>
        </draw:rect>
        <draw:connector draw:style-name="gr19" draw:text-style-name="P1" draw:layer="layout" draw:type="line" svg:x1="22.225cm" svg:y1="16.59cm" svg:x2="19.685cm" svg:y2="16.116cm" draw:start-shape="id54" draw:start-glue-point="3" draw:end-shape="id55" draw:end-glue-point="1" svg:d="M22225 16590l-2540-474">
          <text:p/>
        </draw:connector>
        <draw:connector draw:style-name="gr20" draw:text-style-name="P1" draw:layer="layout" svg:x1="15.24cm" svg:y1="15.955cm" svg:x2="16.51cm" svg:y2="16.116cm" draw:start-shape="id34" draw:start-glue-point="1" draw:end-shape="id55" draw:end-glue-point="3" svg:d="M15240 15955h635v161h635">
          <text:p/>
        </draw:connector>
        <draw:connector draw:style-name="gr20" draw:text-style-name="P1" draw:layer="layout" svg:x1="5.08cm" svg:y1="1.35cm" svg:x2="7.62cm" svg:y2="15.955cm" draw:start-shape="id37" draw:start-glue-point="1" draw:end-shape="id34" draw:end-glue-point="3" svg:d="M5080 1350h1270v14605h1270">
          <text:p/>
        </draw:connector>
        <draw:rect draw:style-name="gr18" draw:text-style-name="P3" draw:layer="layout" svg:width="4.445cm" svg:height="1.109cm" svg:x="22.225cm" svg:y="1.27cm">
          <text:p text:style-name="P1"><text:span text:style-name="T1">lib/classes</text:span></text:p>
        </draw:rect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lankPresentation" presentation:presentation-page-layout-name="AL2T1">
        <draw:rect draw:style-name="gr17" draw:text-style-name="P3" xml:id="id56" draw:id="id56" draw:layer="layout" svg:width="2.54cm" svg:height="1.905cm" svg:x="1.905cm" svg:y="1.27cm">
          <text:p text:style-name="P1"><text:span text:style-name="T1">EDI837</text:span></text:p>
        </draw:rect>
        <draw:rect draw:style-name="gr17" draw:text-style-name="P3" xml:id="id57" draw:id="id57" draw:layer="layout" svg:width="3.175cm" svg:height="1.905cm" svg:x="4.445cm" svg:y="3.81cm">
          <text:p text:style-name="P1"><text:span text:style-name="T1">EDI837D</text:span></text:p>
        </draw:rect>
        <draw:rect draw:style-name="gr17" draw:text-style-name="P3" xml:id="id58" draw:id="id58" draw:layer="layout" svg:width="4.445cm" svg:height="1.904cm" svg:x="7.62cm" svg:y="6.351cm">
          <text:p text:style-name="P1"><text:span text:style-name="T1">billingProvider</text:span></text:p>
        </draw:rect>
        <draw:rect draw:style-name="gr17" draw:text-style-name="P3" xml:id="id59" draw:id="id59" draw:layer="layout" svg:width="4.445cm" svg:height="1.905cm" svg:x="11.43cm" svg:y="8.89cm">
          <text:p text:style-name="P1"><text:span text:style-name="T1">dentalClaim</text:span></text:p>
        </draw:rect>
        <draw:rect draw:style-name="gr17" draw:text-style-name="P3" xml:id="id61" draw:id="id61" draw:layer="layout" svg:width="4.445cm" svg:height="1.904cm" svg:x="15.875cm" svg:y="11.431cm">
          <text:p text:style-name="P1"><text:span text:style-name="T1">patient</text:span></text:p>
        </draw:rect>
        <draw:rect draw:style-name="gr17" draw:text-style-name="P3" xml:id="id60" draw:id="id60" draw:layer="layout" svg:width="4.445cm" svg:height="1.904cm" svg:x="15.875cm" svg:y="13.971cm">
          <text:p text:style-name="P1"><text:span text:style-name="T1">service</text:span></text:p>
        </draw:rect>
        <draw:connector draw:style-name="gr21" draw:text-style-name="P1" draw:layer="layout" svg:x1="3.175cm" svg:y1="3.175cm" svg:x2="4.445cm" svg:y2="4.762cm" draw:start-shape="id56" draw:start-glue-point="2" draw:end-shape="id57" draw:end-glue-point="3" svg:d="M3175 3175v1587h1270">
          <text:p/>
        </draw:connector>
        <draw:connector draw:style-name="gr21" draw:text-style-name="P1" draw:layer="layout" svg:x1="6.032cm" svg:y1="5.715cm" svg:x2="7.62cm" svg:y2="7.303cm" draw:start-shape="id57" draw:start-glue-point="2" draw:end-shape="id58" draw:end-glue-point="3" svg:d="M6032 5715v1588h1588">
          <text:p/>
        </draw:connector>
        <draw:connector draw:style-name="gr21" draw:text-style-name="P1" draw:layer="layout" svg:x1="9.842cm" svg:y1="8.255cm" svg:x2="11.43cm" svg:y2="9.842cm" draw:start-shape="id58" draw:start-glue-point="2" draw:end-shape="id59" draw:end-glue-point="3" svg:d="M9842 8255v1587h1588">
          <text:p/>
        </draw:connector>
        <draw:connector draw:style-name="gr21" draw:text-style-name="P1" draw:layer="layout" svg:x1="13.652cm" svg:y1="10.795cm" svg:x2="15.875cm" svg:y2="14.923cm" draw:start-shape="id59" draw:start-glue-point="2" draw:end-shape="id60" draw:end-glue-point="3" svg:d="M13652 10795v4128h2223">
          <text:p/>
        </draw:connector>
        <draw:connector draw:style-name="gr21" draw:text-style-name="P1" draw:layer="layout" svg:x1="13.652cm" svg:y1="10.795cm" svg:x2="15.875cm" svg:y2="12.383cm" draw:start-shape="id59" draw:start-glue-point="2" draw:end-shape="id61" draw:end-glue-point="3" svg:d="M13652 10795v1588h2223">
          <text:p/>
        </draw:connector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BlankPresentation" presentation:presentation-page-layout-name="AL1T0">
        <draw:rect draw:style-name="gr18" draw:text-style-name="P3" draw:layer="layout" svg:width="4.445cm" svg:height="1.109cm" svg:x="1.27cm" svg:y="0.796cm">
          <text:p text:style-name="P1"><text:span text:style-name="T1">EDI837D</text:span></text:p>
        </draw:rect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BlankPresentation">
        <draw:custom-shape draw:style-name="gr1" draw:text-style-name="P3" xml:id="id62" draw:id="id62" draw:layer="layout" svg:width="3.81cm" svg:height="2.54cm" svg:x="3.175cm" svg:y="7.62cm">
          <office:event-listeners>
            <presentation:event-listener script:event-name="dom:click" presentation:action="show" xlink:href="#page1" xlink:type="simple" xlink:show="embed" xlink:actuate="onRequest"/>
          </office:event-listeners>
          <text:p text:style-name="P1"><text:span text:style-name="T1">MSSQL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3" xml:id="id63" draw:id="id63" draw:layer="layout" svg:width="5.08cm" svg:height="2.54cm" svg:x="10.795cm" svg:y="3.175cm">
          <office:event-listeners>
            <presentation:event-listener script:event-name="dom:click" presentation:action="show" xlink:href="#page11" xlink:type="simple" xlink:show="embed" xlink:actuate="onRequest"/>
          </office:event-listeners>
          <text:p text:style-name="P1"><text:span text:style-name="T1">denialManagement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3" xml:id="id64" draw:id="id64" draw:layer="layout" svg:width="5.08cm" svg:height="2.54cm" svg:x="10.795cm" svg:y="13.995cm">
          <office:event-listeners>
            <presentation:event-listener script:event-name="dom:click" presentation:action="show" xlink:href="#page12" xlink:type="simple" xlink:show="embed" xlink:actuate="onRequest"/>
          </office:event-listeners>
          <text:p text:style-name="P1"><text:span text:style-name="T1">DW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21" draw:text-style-name="P1" draw:layer="layout" svg:x1="6.985cm" svg:y1="8.89cm" svg:x2="10.795cm" svg:y2="4.445cm" draw:start-shape="id62" draw:end-shape="id63" draw:end-glue-point="6" svg:d="M6985 8890h1906v-4445h1904">
          <text:p/>
        </draw:connector>
        <draw:connector draw:style-name="gr21" draw:text-style-name="P1" draw:layer="layout" svg:x1="6.985cm" svg:y1="8.89cm" svg:x2="10.795cm" svg:y2="15.265cm" draw:start-shape="id62" draw:start-glue-point="1" draw:end-shape="id64" svg:d="M6985 8890h1906v6375h1904">
          <text:p/>
        </draw:connector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BlankPresentation">
        <draw:custom-shape draw:style-name="gr1" draw:text-style-name="P3" xml:id="id65" draw:id="id65" draw:layer="layout" svg:width="3.81cm" svg:height="2.54cm" svg:x="3.175cm" svg:y="7.62cm">
          <office:event-listeners>
            <presentation:event-listener script:event-name="dom:click" presentation:action="show" xlink:href="#page1" xlink:type="simple" xlink:show="embed" xlink:actuate="onRequest"/>
          </office:event-listeners>
          <text:p text:style-name="P1"><text:span text:style-name="T1">MSSQL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3" xml:id="id66" draw:id="id66" draw:layer="layout" svg:width="5.08cm" svg:height="2.54cm" svg:x="10.795cm" svg:y="3.175cm">
          <office:event-listeners>
            <presentation:event-listener script:event-name="dom:click" presentation:action="show" xlink:href="#page11" xlink:type="simple" xlink:show="embed" xlink:actuate="onRequest"/>
          </office:event-listeners>
          <text:p text:style-name="P1"><text:span text:style-name="T1">denialManagement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3" xml:id="id67" draw:id="id67" draw:layer="layout" svg:width="5.08cm" svg:height="2.54cm" svg:x="10.795cm" svg:y="13.995cm">
          <office:event-listeners>
            <presentation:event-listener script:event-name="dom:click" presentation:action="show" xlink:href="#page12" xlink:type="simple" xlink:show="embed" xlink:actuate="onRequest"/>
          </office:event-listeners>
          <text:p text:style-name="P1"><text:span text:style-name="T1">DW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21" draw:text-style-name="P1" draw:layer="layout" svg:x1="6.985cm" svg:y1="8.89cm" svg:x2="10.795cm" svg:y2="4.445cm" draw:start-shape="id65" draw:end-shape="id66" draw:end-glue-point="6" svg:d="M6985 8890h1906v-4445h1904">
          <text:p/>
        </draw:connector>
        <draw:connector draw:style-name="gr21" draw:text-style-name="P1" draw:layer="layout" svg:x1="6.985cm" svg:y1="8.89cm" svg:x2="10.795cm" svg:y2="15.265cm" draw:start-shape="id65" draw:start-glue-point="1" draw:end-shape="id67" svg:d="M6985 8890h1906v6375h1904">
          <text:p/>
        </draw:connector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BlankPresentation">
        <draw:custom-shape draw:style-name="gr1" draw:text-style-name="P3" xml:id="id68" draw:id="id68" draw:layer="layout" svg:width="3.81cm" svg:height="2.54cm" svg:x="0.635cm" svg:y="1.27cm">
          <office:event-listeners>
            <presentation:event-listener script:event-name="dom:click" presentation:action="show" xlink:href="#page9" xlink:type="simple" xlink:show="embed" xlink:actuate="onRequest"/>
          </office:event-listeners>
          <text:p text:style-name="P1"><text:span text:style-name="T1">MSSQL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3" xml:id="id69" draw:id="id69" draw:layer="layout" svg:width="5.08cm" svg:height="2.54cm" svg:x="10.795cm" svg:y="1.27cm">
          <text:p text:style-name="P1"><text:span text:style-name="T1">denialManagement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21" draw:text-style-name="P1" draw:layer="layout" svg:x1="4.445cm" svg:y1="2.54cm" svg:x2="10.795cm" svg:y2="2.54cm" draw:start-shape="id68" draw:end-shape="id69" draw:end-glue-point="6" svg:d="M4445 2540h6350">
          <text:p/>
        </draw:connector>
        <draw:rect draw:style-name="gr17" draw:text-style-name="P3" draw:layer="layout" svg:width="3.81cm" svg:height="1.905cm" svg:x="15.24cm" svg:y="8.255cm">
          <text:p text:style-name="P1"><text:span text:style-name="T1">claims</text:span></text:p>
        </draw:rect>
        <draw:rect draw:style-name="gr17" draw:text-style-name="P3" draw:layer="layout" svg:width="3.81cm" svg:height="1.905cm" svg:x="5.08cm" svg:y="8.255cm">
          <text:p text:style-name="P1"><text:span text:style-name="T1">services</text:span></text:p>
        </draw:rect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BlankPresentation">
        <draw:custom-shape draw:style-name="gr1" draw:text-style-name="P3" xml:id="id70" draw:id="id70" draw:layer="layout" svg:width="3.81cm" svg:height="2.54cm" svg:x="0.635cm" svg:y="1.27cm">
          <office:event-listeners>
            <presentation:event-listener script:event-name="dom:click" presentation:action="show" xlink:href="#page9" xlink:type="simple" xlink:show="embed" xlink:actuate="onRequest"/>
          </office:event-listeners>
          <text:p text:style-name="P1"><text:span text:style-name="T1">MSSQL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3" xml:id="id71" draw:id="id71" draw:layer="layout" svg:width="5.08cm" svg:height="2.54cm" svg:x="10.16cm" svg:y="1.27cm">
          <text:p text:style-name="P1"><text:span text:style-name="T1">DW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21" draw:text-style-name="P1" draw:layer="layout" svg:x1="4.445cm" svg:y1="2.54cm" svg:x2="10.16cm" svg:y2="2.54cm" draw:start-shape="id70" draw:start-glue-point="1" draw:end-shape="id71" svg:d="M4445 2540h5715">
          <text:p/>
        </draw:connector>
        <draw:rect draw:style-name="gr17" draw:text-style-name="P3" draw:layer="layout" svg:width="4.354cm" svg:height="1.27cm" svg:x="14.605cm" svg:y="8.89cm">
          <text:p text:style-name="P1"><text:span text:style-name="T1">All_Claims</text:span></text:p>
        </draw:rect>
        <draw:rect draw:style-name="gr17" draw:text-style-name="P3" draw:layer="layout" svg:width="4.354cm" svg:height="1.27cm" svg:x="14.605cm" svg:y="10.795cm">
          <text:p text:style-name="P1"><text:span text:style-name="T1">AR_Ledger</text:span></text:p>
        </draw:rect>
        <draw:rect draw:style-name="gr17" draw:text-style-name="P3" draw:layer="layout" svg:width="4.354cm" svg:height="1.27cm" svg:x="14.605cm" svg:y="12.7cm">
          <text:p text:style-name="P1"><text:span text:style-name="T1">checks</text:span></text:p>
        </draw:rect>
        <draw:rect draw:style-name="gr17" draw:text-style-name="P3" draw:layer="layout" svg:width="4.354cm" svg:height="1.27cm" svg:x="14.605cm" svg:y="14.605cm">
          <text:p text:style-name="P1"><text:span text:style-name="T1">claimLines</text:span></text:p>
        </draw:rect>
        <draw:rect draw:style-name="gr17" draw:text-style-name="P3" draw:layer="layout" svg:width="4.354cm" svg:height="1.27cm" svg:x="8.255cm" svg:y="8.89cm">
          <text:p text:style-name="P1"><text:span text:style-name="T1">claims</text:span></text:p>
        </draw:rect>
        <draw:rect draw:style-name="gr17" draw:text-style-name="P3" draw:layer="layout" svg:width="4.354cm" svg:height="1.27cm" svg:x="8.255cm" svg:y="10.795cm">
          <text:p text:style-name="P1"><text:span text:style-name="T1">claims2bill</text:span></text:p>
        </draw:rect>
        <draw:rect draw:style-name="gr17" draw:text-style-name="P3" draw:layer="layout" svg:width="4.354cm" svg:height="1.27cm" svg:x="8.255cm" svg:y="12.7cm">
          <text:p text:style-name="P1"><text:span text:style-name="T1">claims2billLines</text:span></text:p>
        </draw:rect>
        <draw:rect draw:style-name="gr17" draw:text-style-name="P3" draw:layer="layout" svg:width="4.354cm" svg:height="1.27cm" svg:x="8.255cm" svg:y="14.605cm">
          <text:p text:style-name="P1"><text:span text:style-name="T1">jclaims</text:span></text:p>
        </draw:rect>
        <draw:rect draw:style-name="gr17" draw:text-style-name="P3" draw:layer="layout" svg:width="4.354cm" svg:height="1.27cm" svg:x="1.905cm" svg:y="8.89cm">
          <text:p text:style-name="P1"><text:span text:style-name="T1">jFamily</text:span></text:p>
        </draw:rect>
        <draw:rect draw:style-name="gr17" draw:text-style-name="P3" draw:layer="layout" svg:width="4.354cm" svg:height="1.27cm" svg:x="1.905cm" svg:y="10.795cm">
          <text:p text:style-name="P1"><text:span text:style-name="T1">jLedger</text:span></text:p>
        </draw:rect>
        <draw:rect draw:style-name="gr17" draw:text-style-name="P3" draw:layer="layout" svg:width="4.354cm" svg:height="1.27cm" svg:x="1.905cm" svg:y="12.7cm">
          <text:p text:style-name="P1"><text:span text:style-name="T1">myclaims</text:span></text:p>
        </draw:rect>
        <draw:rect draw:style-name="gr17" draw:text-style-name="P3" draw:layer="layout" svg:width="4.354cm" svg:height="1.27cm" svg:x="1.905cm" svg:y="14.605cm">
          <text:p text:style-name="P1"><text:span text:style-name="T1">sentClaimLines</text:span></text:p>
        </draw:rect>
        <draw:rect draw:style-name="gr17" draw:text-style-name="P3" draw:layer="layout" svg:width="4.354cm" svg:height="1.27cm" svg:x="20.32cm" svg:y="8.89cm">
          <text:p text:style-name="P1"><text:span text:style-name="T1">sentClaims</text:span></text:p>
        </draw:rect>
        <draw:rect draw:style-name="gr17" draw:text-style-name="P3" draw:layer="layout" svg:width="4.354cm" svg:height="1.27cm" svg:x="20.32cm" svg:y="10.795cm">
          <text:p text:style-name="P1"><text:span text:style-name="T1">test</text:span></text:p>
        </draw:rect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BlankPresentation">
        <draw:rect draw:style-name="gr3" draw:text-style-name="P1" draw:layer="layout" svg:width="3.81cm" svg:height="1.905cm" svg:x="1.905cm" svg:y="1.905cm">
          <office:event-listeners>
            <presentation:event-listener script:event-name="dom:click" presentation:action="show" xlink:href="#page2" xlink:type="simple" xlink:show="embed" xlink:actuate="onRequest"/>
          </office:event-listeners>
          <text:p text:style-name="P1">/junior/home</text:p>
        </draw:rect>
        <draw:frame draw:style-name="gr22" draw:layer="layout" svg:width="8.89cm" svg:height="0.729cm" svg:x="6.985cm" svg:y="0.635cm">
          <draw:text-box>
            <text:p>HTML View of Junior Home</text:p>
          </draw:text-box>
        </draw:frame>
        <draw:rect draw:style-name="gr3" draw:text-style-name="P1" xml:id="id85" draw:id="id85" draw:layer="layout" svg:width="3.175cm" svg:height="1.27cm" svg:x="1.27cm" svg:y="5.08cm">
          <text:p text:style-name="P1">Head</text:p>
        </draw:rect>
        <draw:rect draw:style-name="gr3" draw:text-style-name="P1" xml:id="id72" draw:id="id72" draw:layer="layout" svg:width="3.175cm" svg:height="1.27cm" svg:x="1.27cm" svg:y="6.985cm">
          <text:p text:style-name="P1">Body</text:p>
        </draw:rect>
        <draw:rect draw:style-name="gr3" draw:text-style-name="P1" xml:id="id73" draw:id="id73" draw:layer="layout" svg:width="3.175cm" svg:height="1.27cm" svg:x="3.81cm" svg:y="9.525cm">
          <text:p text:style-name="P1">#screen</text:p>
        </draw:rect>
        <draw:rect draw:style-name="gr3" draw:text-style-name="P1" xml:id="id74" draw:id="id74" draw:layer="layout" svg:width="3.175cm" svg:height="1.27cm" svg:x="3.81cm" svg:y="11.43cm">
          <text:p text:style-name="P1">#wrapper</text:p>
        </draw:rect>
        <draw:rect draw:style-name="gr3" draw:text-style-name="P1" xml:id="id75" draw:id="id75" draw:layer="layout" svg:width="3.175cm" svg:height="1.27cm" svg:x="10.16cm" svg:y="9.525cm">
          <text:p text:style-name="P1">Div</text:p>
        </draw:rect>
        <draw:rect draw:style-name="gr3" draw:text-style-name="P1" xml:id="id76" draw:id="id76" draw:layer="layout" svg:width="3.175cm" svg:height="1.27cm" svg:x="10.16cm" svg:y="11.43cm">
          <text:p text:style-name="P1">Div</text:p>
        </draw:rect>
        <draw:rect draw:style-name="gr3" draw:text-style-name="P1" xml:id="id77" draw:id="id77" draw:layer="layout" svg:width="3.175cm" svg:height="1.27cm" svg:x="10.16cm" svg:y="13.335cm">
          <text:p text:style-name="P1">Div</text:p>
        </draw:rect>
        <draw:rect draw:style-name="gr3" draw:text-style-name="P1" xml:id="id78" draw:id="id78" draw:layer="layout" svg:width="3.175cm" svg:height="1.27cm" svg:x="15.24cm" svg:y="9.525cm">
          <text:p text:style-name="P1">Header</text:p>
        </draw:rect>
        <draw:rect draw:style-name="gr3" draw:text-style-name="P1" xml:id="id80" draw:id="id80" draw:layer="layout" svg:width="3.175cm" svg:height="1.27cm" svg:x="15.24cm" svg:y="13.335cm">
          <text:p text:style-name="P1">footer</text:p>
        </draw:rect>
        <draw:rect draw:style-name="gr3" draw:text-style-name="P1" xml:id="id79" draw:id="id79" draw:layer="layout" svg:width="3.175cm" svg:height="1.27cm" svg:x="15.24cm" svg:y="11.43cm">
          <text:p text:style-name="P1">tabs</text:p>
        </draw:rect>
        <draw:connector draw:style-name="gr4" draw:text-style-name="P1" draw:layer="layout" svg:x1="2.857cm" svg:y1="8.255cm" svg:x2="3.81cm" svg:y2="10.16cm" draw:start-shape="id72" draw:start-glue-point="2" draw:end-shape="id73" draw:end-glue-point="3" svg:d="M2857 8255v1905h953">
          <text:p/>
        </draw:connector>
        <draw:connector draw:style-name="gr4" draw:text-style-name="P1" draw:layer="layout" svg:x1="2.857cm" svg:y1="8.255cm" svg:x2="3.81cm" svg:y2="12.065cm" draw:start-shape="id72" draw:start-glue-point="2" draw:end-shape="id74" draw:end-glue-point="3" svg:d="M2857 8255v3810h953">
          <text:p/>
        </draw:connector>
        <draw:connector draw:style-name="gr4" draw:text-style-name="P1" draw:layer="layout" svg:x1="6.985cm" svg:y1="12.065cm" svg:x2="10.16cm" svg:y2="10.16cm" draw:start-shape="id74" draw:start-glue-point="1" draw:end-shape="id75" draw:end-glue-point="3" svg:d="M6985 12065h1588v-1905h1587">
          <text:p/>
        </draw:connector>
        <draw:connector draw:style-name="gr4" draw:text-style-name="P1" draw:layer="layout" svg:x1="6.985cm" svg:y1="12.065cm" svg:x2="10.16cm" svg:y2="12.065cm" draw:start-shape="id74" draw:start-glue-point="1" draw:end-shape="id76" svg:d="M6985 12065h3175">
          <text:p/>
        </draw:connector>
        <draw:connector draw:style-name="gr4" draw:text-style-name="P1" draw:layer="layout" svg:x1="6.985cm" svg:y1="12.065cm" svg:x2="10.16cm" svg:y2="13.97cm" draw:start-shape="id74" draw:start-glue-point="1" draw:end-shape="id77" draw:end-glue-point="3" svg:d="M6985 12065h1588v1905h1587">
          <text:p/>
        </draw:connector>
        <draw:connector draw:style-name="gr4" draw:text-style-name="P1" draw:layer="layout" svg:x1="13.335cm" svg:y1="10.16cm" svg:x2="15.24cm" svg:y2="10.16cm" draw:start-shape="id75" draw:start-glue-point="1" draw:end-shape="id78" draw:end-glue-point="3" svg:d="M13335 10160h1905">
          <text:p/>
        </draw:connector>
        <draw:connector draw:style-name="gr4" draw:text-style-name="P1" draw:layer="layout" svg:x1="13.335cm" svg:y1="12.065cm" svg:x2="15.24cm" svg:y2="12.065cm" draw:start-shape="id76" draw:start-glue-point="1" draw:end-shape="id79" draw:end-glue-point="3" svg:d="M13335 12065h1905">
          <text:p/>
        </draw:connector>
        <draw:connector draw:style-name="gr4" draw:text-style-name="P1" draw:layer="layout" svg:x1="13.335cm" svg:y1="13.97cm" svg:x2="15.24cm" svg:y2="13.97cm" draw:start-shape="id77" draw:start-glue-point="1" draw:end-shape="id80" draw:end-glue-point="3" svg:d="M13335 13970h1905">
          <text:p/>
        </draw:connector>
        <draw:rect draw:style-name="gr3" draw:text-style-name="P1" xml:id="id81" draw:id="id81" draw:layer="layout" svg:width="3.81cm" svg:height="1.27cm" svg:x="21.59cm" svg:y="8.89cm">
          <text:p text:style-name="P1">load277</text:p>
        </draw:rect>
        <draw:rect draw:style-name="gr3" draw:text-style-name="P1" xml:id="id82" draw:id="id82" draw:layer="layout" svg:width="3.81cm" svg:height="1.27cm" svg:x="21.59cm" svg:y="10.583cm">
          <text:p text:style-name="P1">todo</text:p>
        </draw:rect>
        <draw:rect draw:style-name="gr3" draw:text-style-name="P1" xml:id="id83" draw:id="id83" draw:layer="layout" svg:width="3.81cm" svg:height="1.269cm" svg:x="21.59cm" svg:y="12.276cm">
          <text:p text:style-name="P1">billMedicaid</text:p>
        </draw:rect>
        <draw:rect draw:style-name="gr3" draw:text-style-name="P1" xml:id="id84" draw:id="id84" draw:layer="layout" svg:width="3.81cm" svg:height="1.269cm" svg:x="21.59cm" svg:y="13.97cm">
          <text:p text:style-name="P1">dbtables</text:p>
        </draw:rect>
        <draw:connector draw:style-name="gr4" draw:text-style-name="P1" draw:layer="layout" svg:x1="18.415cm" svg:y1="12.065cm" svg:x2="21.59cm" svg:y2="9.525cm" draw:start-shape="id79" draw:start-glue-point="1" draw:end-shape="id81" svg:d="M18415 12065h1588v-2540h1587">
          <text:p/>
        </draw:connector>
        <draw:connector draw:style-name="gr4" draw:text-style-name="P1" draw:layer="layout" svg:x1="18.415cm" svg:y1="12.065cm" svg:x2="21.59cm" svg:y2="11.218cm" draw:start-shape="id79" draw:end-shape="id82" draw:end-glue-point="3" svg:d="M18415 12065h1588v-847h1587">
          <text:p/>
        </draw:connector>
        <draw:connector draw:style-name="gr4" draw:text-style-name="P1" draw:layer="layout" svg:x1="18.415cm" svg:y1="12.065cm" svg:x2="21.59cm" svg:y2="12.91cm" draw:start-shape="id79" draw:start-glue-point="1" draw:end-shape="id83" draw:end-glue-point="3" svg:d="M18415 12065h1588v845h1587">
          <text:p/>
        </draw:connector>
        <draw:connector draw:style-name="gr4" draw:text-style-name="P1" draw:layer="layout" svg:x1="18.415cm" svg:y1="12.065cm" svg:x2="21.59cm" svg:y2="14.604cm" draw:start-shape="id79" draw:start-glue-point="1" draw:end-shape="id84" draw:end-glue-point="3" svg:d="M18415 12065h1588v2539h1587">
          <text:p/>
        </draw:connector>
        <draw:rect draw:style-name="gr9" draw:text-style-name="P1" xml:id="id86" draw:id="id86" draw:layer="layout" svg:width="3.175cm" svg:height="1.27cm" svg:x="9.525cm" svg:y="3.175cm">
          <text:p text:style-name="P1">jquery-ui</text:p>
        </draw:rect>
        <draw:rect draw:style-name="gr9" draw:text-style-name="P1" xml:id="id87" draw:id="id87" draw:layer="layout" svg:width="3.175cm" svg:height="1.27cm" svg:x="9.525cm" svg:y="5.08cm">
          <text:p text:style-name="P1">srcipt</text:p>
        </draw:rect>
        <draw:rect draw:style-name="gr23" draw:text-style-name="P1" xml:id="id88" draw:id="id88" draw:layer="layout" svg:width="3.175cm" svg:height="1.27cm" svg:x="9.525cm" svg:y="6.985cm">
          <text:p text:style-name="P1">style</text:p>
        </draw:rect>
        <draw:connector draw:style-name="gr4" draw:text-style-name="P1" draw:layer="layout" svg:x1="4.445cm" svg:y1="5.715cm" svg:x2="9.525cm" svg:y2="3.81cm" draw:start-shape="id85" draw:start-glue-point="1" draw:end-shape="id86" draw:end-glue-point="3" svg:d="M4445 5715h2540v-1905h2540">
          <text:p/>
        </draw:connector>
        <draw:connector draw:style-name="gr4" draw:text-style-name="P1" draw:layer="layout" svg:x1="4.445cm" svg:y1="5.715cm" svg:x2="9.525cm" svg:y2="5.715cm" draw:start-shape="id85" draw:start-glue-point="1" draw:end-shape="id87" draw:end-glue-point="3" svg:d="M4445 5715h5080">
          <text:p/>
        </draw:connector>
        <draw:connector draw:style-name="gr4" draw:text-style-name="P1" draw:layer="layout" svg:x1="4.445cm" svg:y1="5.715cm" svg:x2="9.525cm" svg:y2="7.62cm" draw:start-shape="id85" draw:start-glue-point="1" draw:end-shape="id88" draw:end-glue-point="3" svg:d="M4445 5715h2540v1905h2540">
          <text:p/>
        </draw:connector>
        <draw:rect draw:style-name="gr3" draw:text-style-name="P1" xml:id="id89" draw:id="id89" draw:layer="layout" svg:width="3.175cm" svg:height="1.27cm" svg:x="3.81cm" svg:y="13.335cm">
          <text:p text:style-name="P1">#special</text:p>
        </draw:rect>
        <draw:connector draw:style-name="gr4" draw:text-style-name="P1" draw:layer="layout" svg:x1="2.857cm" svg:y1="8.255cm" svg:x2="3.81cm" svg:y2="13.97cm" draw:start-shape="id72" draw:start-glue-point="2" draw:end-shape="id89" draw:end-glue-point="3" svg:d="M2857 8255v5715h953">
          <text:p/>
        </draw:connector>
        <draw:rect draw:style-name="gr3" draw:text-style-name="P1" xml:id="id90" draw:id="id90" draw:layer="layout" svg:width="3.81cm" svg:height="1.269cm" svg:x="21.59cm" svg:y="15.875cm">
          <office:event-listeners>
            <presentation:event-listener script:event-name="dom:click" presentation:action="show" xlink:href="#page14" xlink:type="simple" xlink:show="embed" xlink:actuate="onRequest"/>
          </office:event-listeners>
          <text:p text:style-name="P1">loadClaims</text:p>
        </draw:rect>
        <draw:connector draw:style-name="gr12" draw:text-style-name="P1" draw:layer="layout" svg:x1="18.415cm" svg:y1="12.065cm" svg:x2="21.59cm" svg:y2="16.509cm" draw:start-shape="id79" draw:start-glue-point="1" draw:end-shape="id90" draw:end-glue-point="3" svg:d="M18415 12065h1588v4444h1587">
          <text:p/>
        </draw:connector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BlankPresentation">
        <draw:rect draw:style-name="gr3" draw:text-style-name="P3" xml:id="id91" draw:id="id91" draw:layer="layout" svg:width="5.715cm" svg:height="1.269cm" svg:x="1.27cm" svg:y="1.905cm">
          <office:event-listeners>
            <presentation:event-listener script:event-name="dom:click" presentation:action="show" xlink:href="#page13" xlink:type="simple" xlink:show="embed" xlink:actuate="onRequest"/>
          </office:event-listeners>
          <text:p text:style-name="P1"><text:span text:style-name="T1">v/junior/loadClaims</text:span></text:p>
        </draw:rect>
        <draw:rect draw:style-name="gr14" draw:text-style-name="P1" xml:id="id92" draw:id="id92" draw:layer="layout" svg:width="3.81cm" svg:height="1.269cm" svg:x="16.51cm" svg:y="2.541cm">
          <office:event-listeners>
            <presentation:event-listener script:event-name="dom:click" presentation:action="show" xlink:href="#page15" xlink:type="simple" xlink:show="embed" xlink:actuate="onRequest"/>
          </office:event-listeners>
          <text:p text:style-name="P1">c/junior</text:p>
        </draw:rect>
        <draw:connector draw:style-name="gr24" draw:text-style-name="P1" draw:layer="layout" draw:type="line" svg:x1="6.985cm" svg:y1="2.539cm" svg:x2="16.51cm" svg:y2="3.175cm" draw:start-shape="id91" draw:start-glue-point="1" draw:end-shape="id92" svg:d="M6985 2539l9525 636">
          <text:p/>
        </draw:connector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BlankPresentation">
        <draw:rect draw:style-name="gr14" draw:text-style-name="P3" draw:layer="layout" svg:width="3.81cm" svg:height="1.269cm" svg:x="1.27cm" svg:y="1.271cm">
          <text:p text:style-name="P1"><text:span text:style-name="T1">junior</text:span></text:p>
        </draw:rect>
        <draw:rect draw:style-name="gr9" draw:text-style-name="P1" draw:layer="layout" svg:width="6.35cm" svg:height="1.27cm" svg:x="16.51cm" svg:y="13.64cm">
          <text:p text:style-name="P1">loadBatch()</text:p>
        </draw:rect>
        <draw:rect draw:style-name="gr9" draw:text-style-name="P1" draw:layer="layout" svg:width="6.35cm" svg:height="1.27cm" svg:x="16.51cm" svg:y="15.24cm">
          <text:p text:style-name="P1">get277List()</text:p>
        </draw:rect>
        <draw:rect draw:style-name="gr9" draw:text-style-name="P1" draw:layer="layout" svg:width="4.445cm" svg:height="1.109cm" svg:x="8.89cm" svg:y="15.24cm">
          <text:p text:style-name="P1">transferX12</text:p>
        </draw:rect>
        <draw:rect draw:style-name="gr9" draw:text-style-name="P1" draw:layer="layout" svg:width="4.445cm" svg:height="1.109cm" svg:x="17.78cm" svg:y="10.16cm">
          <text:p text:style-name="P1">getBatchFile</text:p>
        </draw:rect>
        <draw:rect draw:style-name="gr9" draw:text-style-name="P1" draw:layer="layout" svg:width="4.445cm" svg:height="1.109cm" svg:x="8.89cm" svg:y="9.525cm">
          <text:p text:style-name="P1">go</text:p>
        </draw:rect>
        <draw:rect draw:style-name="gr9" draw:text-style-name="P1" draw:layer="layout" svg:width="4.445cm" svg:height="1.109cm" svg:x="8.89cm" svg:y="17.145cm">
          <text:p text:style-name="P1">saveLog</text:p>
        </draw:rect>
        <draw:rect draw:style-name="gr9" draw:text-style-name="P1" draw:layer="layout" svg:width="4.445cm" svg:height="1.109cm" svg:x="8.89cm" svg:y="11.43cm">
          <text:p text:style-name="P1">action</text:p>
        </draw:rect>
        <draw:rect draw:style-name="gr9" draw:text-style-name="P1" draw:layer="layout" svg:width="4.445cm" svg:height="1.109cm" svg:x="17.78cm" svg:y="11.591cm">
          <text:p text:style-name="P1">getFtpBatchList</text:p>
        </draw:rect>
        <draw:rect draw:style-name="gr9" draw:text-style-name="P1" draw:layer="layout" svg:width="4.445cm" svg:height="1.109cm" svg:x="17.78cm" svg:y="8.416cm">
          <text:p text:style-name="P1">getFTP</text:p>
        </draw:rect>
        <draw:rect draw:style-name="gr9" draw:text-style-name="P1" draw:layer="layout" svg:width="5.08cm" svg:height="1.109cm" svg:x="16.51cm" svg:y="3.971cm">
          <text:p text:style-name="P1">getNewClaims</text:p>
        </draw:rect>
        <draw:rect draw:style-name="gr9" draw:text-style-name="P1" draw:layer="layout" svg:width="5.08cm" svg:height="1.109cm" svg:x="16.51cm" svg:y="2.54cm">
          <text:p text:style-name="P1">getProcessedClaims</text:p>
        </draw:rect>
        <draw:rect draw:style-name="gr9" draw:text-style-name="P1" draw:layer="layout" svg:width="5.08cm" svg:height="1.109cm" svg:x="16.51cm" svg:y="5.241cm">
          <text:p text:style-name="P1">processClaim</text:p>
        </draw:rect>
        <draw:rect draw:style-name="gr9" draw:text-style-name="P1" draw:layer="layout" svg:width="5.08cm" svg:height="1.109cm" svg:x="16.51cm" svg:y="6.511cm">
          <text:p text:style-name="P1">resetClaim</text:p>
        </draw:rect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BlankPresentation">
        <draw:rect draw:style-name="gr9" draw:text-style-name="P3" xml:id="id94" draw:id="id94" draw:layer="layout" svg:width="5.08cm" svg:height="1.27cm" svg:x="6.985cm" svg:y="6.985cm">
          <text:p text:style-name="P1"><text:span text:style-name="T1">convertEdi()</text:span></text:p>
        </draw:rect>
        <draw:rect draw:style-name="gr9" draw:text-style-name="P3" xml:id="id95" draw:id="id95" draw:layer="layout" svg:width="5.08cm" svg:height="1.27cm" svg:x="6.985cm" svg:y="1.27cm">
          <text:p text:style-name="P1"><text:span text:style-name="T1">create837D()</text:span></text:p>
        </draw:rect>
        <draw:rect draw:style-name="gr9" draw:text-style-name="P3" xml:id="id96" draw:id="id96" draw:layer="layout" svg:width="5.08cm" svg:height="1.27cm" svg:x="6.985cm" svg:y="3.175cm">
          <text:p text:style-name="P1"><text:span text:style-name="T1">read277()</text:span></text:p>
        </draw:rect>
        <draw:rect draw:style-name="gr14" draw:text-style-name="P3" xml:id="id93" draw:id="id93" draw:layer="layout" svg:width="3.175cm" svg:height="1.27cm" svg:x="1.27cm" svg:y="2.54cm">
          <text:p text:style-name="P1"><text:span text:style-name="T1">worker</text:span></text:p>
        </draw:rect>
        <draw:connector draw:style-name="gr25" draw:text-style-name="P1" draw:layer="layout" svg:x1="4.445cm" svg:y1="3.175cm" svg:x2="6.985cm" svg:y2="7.62cm" draw:start-shape="id93" draw:start-glue-point="1" draw:end-shape="id94" draw:end-glue-point="3" svg:d="M4445 3175h1270v4445h1270">
          <text:p/>
        </draw:connector>
        <draw:connector draw:style-name="gr25" draw:text-style-name="P1" draw:layer="layout" svg:x1="4.445cm" svg:y1="3.175cm" svg:x2="6.985cm" svg:y2="1.905cm" draw:start-shape="id93" draw:start-glue-point="1" draw:end-shape="id95" draw:end-glue-point="3" svg:d="M4445 3175h1270v-1270h1270">
          <text:p/>
        </draw:connector>
        <draw:connector draw:style-name="gr25" draw:text-style-name="P1" draw:layer="layout" svg:x1="4.445cm" svg:y1="3.175cm" svg:x2="6.985cm" svg:y2="3.81cm" draw:start-shape="id93" draw:start-glue-point="1" draw:end-shape="id96" draw:end-glue-point="3" svg:d="M4445 3175h1270v635h1270">
          <text:p/>
        </draw:connector>
        <draw:rect draw:style-name="gr17" draw:text-style-name="P3" xml:id="id97" draw:id="id97" draw:layer="layout" svg:width="3.175cm" svg:height="1.27cm" svg:x="14.605cm" svg:y="2.54cm">
          <text:p text:style-name="P1"><text:span text:style-name="T1">EDI837</text:span></text:p>
        </draw:rect>
        <draw:rect draw:style-name="gr9" draw:text-style-name="P3" xml:id="id98" draw:id="id98" draw:layer="layout" svg:width="5.08cm" svg:height="1.27cm" svg:x="19.05cm" svg:y="2.54cm">
          <text:p text:style-name="P1"><text:span text:style-name="T1">loadEDI837()</text:span></text:p>
        </draw:rect>
        <draw:connector draw:style-name="gr21" draw:text-style-name="P1" draw:layer="layout" svg:x1="17.78cm" svg:y1="3.175cm" svg:x2="19.05cm" svg:y2="3.175cm" draw:start-shape="id97" draw:start-glue-point="1" draw:end-shape="id98" draw:end-glue-point="3" svg:d="M17780 3175h1270">
          <text:p/>
        </draw:connector>
        <draw:frame draw:style-name="gr26" draw:text-style-name="P4" xml:id="id99" draw:id="id99" draw:layer="layout" svg:width="12.065cm" svg:height="3.597cm" svg:x="13.97cm" svg:y="5.928cm">
          <draw:text-box>
            <text:p><text:span text:style-name="T1">- Create loadEDI837D ojb</text:span></text:p>
            <text:p><text:span text:style-name="T1">- load ediObj</text:span></text:p>
            <text:p><text:span text:style-name="T1">- serialize and save obj as files/a.ser</text:span></text:p>
            <text:p><text:span text:style-name="T1">- get and unserialize a.ser</text:span></text:p>
            <text:p><text:span text:style-name="T1">- display message</text:span></text:p>
            <text:p><text:span text:style-name="T1">- get ediObj</text:span></text:p>
            <text:p><text:span text:style-name="T1"/></text:p>
          </draw:text-box>
        </draw:frame>
        <draw:rect draw:style-name="gr9" draw:text-style-name="P3" xml:id="id100" draw:id="id100" draw:layer="layout" svg:width="5.08cm" svg:height="1.27cm" svg:x="6.985cm" svg:y="11.43cm">
          <text:p text:style-name="P1"><text:span text:style-name="T1">loadEdi2DB()</text:span></text:p>
        </draw:rect>
        <draw:connector draw:style-name="gr21" draw:text-style-name="P1" draw:layer="layout" svg:x1="12.065cm" svg:y1="7.62cm" svg:x2="13.97cm" svg:y2="7.726cm" draw:start-shape="id94" draw:start-glue-point="1" draw:end-shape="id99" svg:d="M12065 7620h953v106h952">
          <text:p/>
        </draw:connector>
        <draw:connector draw:style-name="gr21" draw:text-style-name="P1" draw:layer="layout" svg:x1="4.445cm" svg:y1="3.175cm" svg:x2="6.985cm" svg:y2="12.065cm" draw:start-shape="id93" draw:start-glue-point="1" draw:end-shape="id100" svg:d="M4445 3175h1270v8890h1270">
          <text:p/>
        </draw:connector>
        <draw:rect draw:style-name="gr14" draw:text-style-name="P3" draw:layer="layout" svg:width="6.35cm" svg:height="1.905cm" svg:x="1.905cm" svg:y="16.51cm">
          <text:p text:style-name="P1"><text:span text:style-name="T1">model</text:span></text:p>
          <text:p text:style-name="P1"><text:span text:style-name="T1">denialMangement.php</text:span></text:p>
        </draw:rect>
        <draw:frame draw:style-name="gr27" draw:text-style-name="P4" xml:id="id101" draw:id="id101" draw:layer="layout" svg:width="10.795cm" svg:height="1.207cm" svg:x="15.24cm" svg:y="12.065cm">
          <draw:text-box>
            <text:p><text:span text:style-name="T1">- load a.ser object</text:span></text:p>
            <text:p><text:span text:style-name="T1">- iterate obj and add records to DB</text:span></text:p>
          </draw:text-box>
        </draw:frame>
        <draw:connector draw:style-name="gr25" draw:text-style-name="P1" draw:layer="layout" svg:x1="12.065cm" svg:y1="12.065cm" svg:x2="15.24cm" svg:y2="12.668cm" draw:start-shape="id100" draw:start-glue-point="1" draw:end-shape="id101" svg:d="M12065 12065h1588v603h1587">
          <text:p/>
        </draw:connector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BlankPresentation">
        <draw:rect draw:style-name="gr17" draw:text-style-name="P3" xml:id="id102" draw:id="id102" draw:layer="layout" svg:width="3.175cm" svg:height="1.27cm" svg:x="0.635cm" svg:y="1.905cm">
          <text:p text:style-name="P1"><text:span text:style-name="T1">EDI837</text:span></text:p>
        </draw:rect>
        <draw:rect draw:style-name="gr9" draw:text-style-name="P3" xml:id="id103" draw:id="id103" draw:layer="layout" svg:width="5.08cm" svg:height="1.27cm" svg:x="5.08cm" svg:y="1.905cm">
          <text:p text:style-name="P1"><text:span text:style-name="T1">loadEDI837()</text:span></text:p>
        </draw:rect>
        <draw:connector draw:style-name="gr21" draw:text-style-name="P1" draw:layer="layout" svg:x1="3.81cm" svg:y1="2.54cm" svg:x2="5.08cm" svg:y2="2.54cm" draw:start-shape="id102" draw:start-glue-point="1" draw:end-shape="id103" draw:end-glue-point="3" svg:d="M3810 2540h1270">
          <text:p/>
        </draw:connector>
        <draw:frame draw:style-name="gr28" draw:text-style-name="P4" draw:layer="layout" svg:width="16.51cm" svg:height="2.641cm" svg:x="3.175cm" svg:y="5.08cm">
          <draw:text-box>
            <text:p><text:span text:style-name="T1">- Load a.txt</text:span></text:p>
            <text:p><text:span text:style-name="T1">- create EDI837D object</text:span></text:p>
            <text:p><text:span text:style-name="T1">- iterate file and load data into object</text:span></text:p>
            <text:p><text:span text:style-name="T1">- return %{ message, ediObj }</text:span></text:p>
            <text:p><text:span text:style-name="T1"/>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BlankPresentation">
        <draw:rect draw:style-name="gr3" draw:text-style-name="P1" xml:id="id105" draw:id="id105" draw:layer="layout" svg:width="5.715cm" svg:height="1.904cm" svg:x="1.27cm" svg:y="1.271cm">
          <office:event-listeners>
            <presentation:event-listener script:event-name="dom:click" presentation:action="show" xlink:href="#page2" xlink:type="simple" xlink:show="embed" xlink:actuate="onRequest"/>
          </office:event-listeners>
          <text:p text:style-name="P1">junior/billMedicaid</text:p>
        </draw:rect>
        <draw:rect draw:style-name="gr14" draw:text-style-name="P1" xml:id="id104" draw:id="id104" draw:layer="layout" svg:width="3.81cm" svg:height="1.904cm" svg:x="21.59cm" svg:y="1.271cm">
          <text:p text:style-name="P1">c/junior</text:p>
        </draw:rect>
        <draw:rect draw:style-name="gr3" draw:text-style-name="P1" draw:layer="layout" svg:width="3.81cm" svg:height="1.904cm" svg:x="15.875cm" svg:y="14.605cm">
          <text:p text:style-name="P1">folderView</text:p>
        </draw:rect>
        <draw:connector draw:style-name="gr29" draw:text-style-name="P1" draw:layer="layout" draw:type="line" svg:x1="21.59cm" svg:y1="2.223cm" svg:x2="6.985cm" svg:y2="2.223cm" draw:start-shape="id104" draw:start-glue-point="3" draw:end-shape="id105" draw:end-glue-point="1" svg:d="M21590 2223h-14605">
          <text:p/>
        </draw:connector>
        <draw:rect draw:style-name="gr3" draw:text-style-name="P1" draw:layer="layout" svg:width="3.81cm" svg:height="1.904cm" svg:x="15.875cm" svg:y="17.779cm">
          <text:p text:style-name="P1">batchView</text:p>
        </draw:rect>
        <draw:rect draw:style-name="gr14" draw:text-style-name="P1" draw:layer="layout" svg:width="3.81cm" svg:height="1.904cm" svg:x="23.496cm" svg:y="8.892cm">
          <office:event-listeners>
            <presentation:event-listener script:event-name="dom:click" presentation:action="show" xlink:href="#page15" xlink:type="simple" xlink:show="embed" xlink:actuate="onRequest"/>
          </office:event-listeners>
          <text:p text:style-name="P1">slides/worker</text:p>
        </draw:rect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102cm" draw:shadow-offset-y="0.102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Andale Mono'" style:font-style-name="Regular" style:font-family-generic="modern" style:font-pitch="fixed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BlankPresentation-background" style:family="presentation">
      <style:graphic-properties draw:stroke="none" draw:fill="none"/>
      <style:text-properties style:letter-kerning="true"/>
    </style:style>
    <style:style style:name="BlankPresentatio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BlankPresenta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Presentation-outline1" style:family="presentation">
      <style:graphic-properties draw:stroke="none" draw:fill="none">
        <text:list-style style:name="Blank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Presentation-outline2" style:family="presentation" style:parent-style-name="BlankPresentatio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ankPresentation-outline3" style:family="presentation" style:parent-style-name="BlankPresentation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BlankPresentation-outline4" style:family="presentation" style:parent-style-name="BlankPresentation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BlankPresentation-outline5" style:family="presentation" style:parent-style-name="BlankPresentation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Presentation-outline6" style:family="presentation" style:parent-style-name="BlankPresentation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Presentation-outline7" style:family="presentation" style:parent-style-name="BlankPresentation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Presentation-outline8" style:family="presentation" style:parent-style-name="BlankPresent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Presentation-outline9" style:family="presentation" style:parent-style-name="BlankPresent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Presentation-subtitle" style:family="presentation">
      <style:graphic-properties draw:stroke="none" draw:fill="none" draw:textarea-vertical-align="middle">
        <text:list-style style:name="Blank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Presentation-title" style:family="presentation">
      <style:graphic-properties draw:stroke="none" draw:fill="none" draw:textarea-vertical-align="middle">
        <text:list-style style:name="Blank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BlankPresent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ankPresentation-backgroundobjects">
      <style:graphic-properties draw:stroke="none" draw:fill="none" draw:fill-color="#ffffff" draw:auto-grow-height="false" fo:min-height="1.397cm"/>
    </style:style>
    <style:style style:name="Mpr3" style:family="presentation" style:parent-style-name="BlankPresentation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BlankPresentation" style:page-layout-name="PM1" draw:style-name="Mdp1">
      <draw:frame presentation:style-name="BlankPresentation-title" draw:layer="backgroundobjects" svg:width="25.199cm" svg:height="3.506cm" svg:x="1.4cm" svg:y="0.837cm" presentation:class="title" presentation:placeholder="true">
        <draw:text-box/>
      </draw:frame>
      <draw:frame presentation:style-name="BlankPresentation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BlankPresentation-title" draw:layer="backgroundobjects" svg:width="13.968cm" svg:height="10.476cm" svg:x="3.81cm" svg:y="2.123cm" presentation:class="page"/>
        <draw:frame presentation:style-name="BlankPresentation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12-17T09:51:06.02</meta:creation-date>
    <meta:editing-duration>PT13H17M14S</meta:editing-duration>
    <meta:editing-cycles>12</meta:editing-cycles>
    <dc:title>BlankPresentation</dc:title>
    <meta:generator>OpenOffice/4.1.1$Win32 OpenOffice.org_project/411m6$Build-9775</meta:generator>
    <meta:initial-creator>james </meta:initial-creator>
    <meta:printed-by>james </meta:printed-by>
    <meta:print-date>2015-02-04T10:46:12.78</meta:print-date>
    <dc:date>2015-02-10T12:23:44.01</dc:date>
    <dc:creator>james </dc:creator>
    <meta:document-statistic meta:object-count="324"/>
  </office:meta>
</office:document-meta>
</file>